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1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italic" fo:font-weight="normal" style:text-scale="-30%"/>
      <style:paragraph-properties style:writing-mode="page"/>
      <style:table-cell-properties fo:background-color="transparent" fo:border="1pt solid #000000"/>
    </style:style>
    <style:style style:parent-style-name="Normal" style:data-style-name="NF10002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276cm" style:use-optimal-column-width="false" fo:break-before="auto"/>
    </style:style>
    <style:style style:family="table-column" style:name="co3">
      <style:table-column-properties style:column-width="1.984cm" style:use-optimal-column-width="true" fo:break-before="auto"/>
    </style:style>
    <style:style style:family="table-column" style:name="co4">
      <style:table-column-properties style:column-width="2.62cm" style:use-optimal-column-width="false" fo:break-before="auto"/>
    </style:style>
    <style:style style:family="table-column" style:name="co5">
      <style:table-column-properties style:column-width="2.725cm" style:use-optimal-column-width="true" fo:break-before="auto"/>
    </style:style>
    <style:style style:family="table-column" style:name="co6">
      <style:table-column-properties style:column-width="2.911cm" style:use-optimal-column-width="true" fo:break-before="auto"/>
    </style:style>
    <style:style style:family="table-column" style:name="co7">
      <style:table-column-properties style:column-width="2.725cm" style:use-optimal-column-width="tru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36.5pt" style:use-optimal-row-height="fals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family="table-row" style:name="ro45">
      <style:table-row-properties style:row-height="14.25pt" style:use-optimal-row-height="true" fo:break-before="auto"/>
    </style:style>
    <style:style style:family="table-row" style:name="ro46">
      <style:table-row-properties style:row-height="14.25pt" style:use-optimal-row-height="true" fo:break-before="auto"/>
    </style:style>
    <style:style style:family="table-row" style:name="ro47">
      <style:table-row-properties style:row-height="14.25pt" style:use-optimal-row-height="true" fo:break-before="auto"/>
    </style:style>
    <style:style style:family="table-row" style:name="ro48">
      <style:table-row-properties style:row-height="14.25pt" style:use-optimal-row-height="true" fo:break-before="auto"/>
    </style:style>
    <style:style style:family="table-row" style:name="ro49">
      <style:table-row-properties style:row-height="14.25pt" style:use-optimal-row-height="true" fo:break-before="auto"/>
    </style:style>
    <style:style style:family="table-row" style:name="ro50">
      <style:table-row-properties style:row-height="14.25pt" style:use-optimal-row-height="true" fo:break-before="auto"/>
    </style:style>
    <style:style style:family="table-row" style:name="ro51">
      <style:table-row-properties style:row-height="14.25pt" style:use-optimal-row-height="true" fo:break-before="auto"/>
    </style:style>
    <style:style style:family="table-row" style:name="ro52">
      <style:table-row-properties style:row-height="14.25pt" style:use-optimal-row-height="true" fo:break-before="auto"/>
    </style:style>
    <style:style style:family="table-row" style:name="ro53">
      <style:table-row-properties style:row-height="14.25pt" style:use-optimal-row-height="true" fo:break-before="auto"/>
    </style:style>
    <style:style style:family="table-row" style:name="ro54">
      <style:table-row-properties style:row-height="14.25pt" style:use-optimal-row-height="true" fo:break-before="auto"/>
    </style:style>
    <style:style style:family="table-row" style:name="ro55">
      <style:table-row-properties style:row-height="14.25pt" style:use-optimal-row-height="true" fo:break-before="auto"/>
    </style:style>
    <style:style style:family="table-row" style:name="ro56">
      <style:table-row-properties style:row-height="14.25pt" style:use-optimal-row-height="true" fo:break-before="auto"/>
    </style:style>
    <style:style style:family="table-row" style:name="ro57">
      <style:table-row-properties style:row-height="14.25pt" style:use-optimal-row-height="true" fo:break-before="auto"/>
    </style:style>
    <style:style style:family="table-row" style:name="ro58">
      <style:table-row-properties style:row-height="14.25pt" style:use-optimal-row-height="true" fo:break-before="auto"/>
    </style:style>
    <style:style style:family="table-row" style:name="ro59">
      <style:table-row-properties style:row-height="14.25pt" style:use-optimal-row-height="true" fo:break-before="auto"/>
    </style:style>
    <style:style style:family="table-row" style:name="ro60">
      <style:table-row-properties style:row-height="14.25pt" style:use-optimal-row-height="true" fo:break-before="auto"/>
    </style:style>
    <style:style style:family="table-row" style:name="ro61">
      <style:table-row-properties style:row-height="14.25pt" style:use-optimal-row-height="true" fo:break-before="auto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able-row" style:name="ro64">
      <style:table-row-properties style:row-height="14.25pt" style:use-optimal-row-height="true" fo:break-before="auto"/>
    </style:style>
    <style:style style:family="table-row" style:name="ro65">
      <style:table-row-properties style:row-height="14.25pt" style:use-optimal-row-height="tru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  <style:style style:family="table-row" style:name="ro77">
      <style:table-row-properties style:row-height="14.25pt" style:use-optimal-row-height="true" fo:break-before="auto"/>
    </style:style>
    <style:style style:family="table-row" style:name="ro78">
      <style:table-row-properties style:row-height="14.25pt" style:use-optimal-row-height="true" fo:break-before="auto"/>
    </style:style>
    <style:style style:family="table-row" style:name="ro79">
      <style:table-row-properties style:row-height="14.25pt" style:use-optimal-row-height="true" fo:break-before="auto"/>
    </style:style>
    <style:style style:family="table-row" style:name="ro80">
      <style:table-row-properties style:row-height="14.25pt" style:use-optimal-row-height="true" fo:break-before="auto"/>
    </style:style>
    <style:style style:family="table-row" style:name="ro81">
      <style:table-row-properties style:row-height="14.25pt" style:use-optimal-row-height="true" fo:break-before="auto"/>
    </style:style>
    <style:style style:family="table-row" style:name="ro82">
      <style:table-row-properties style:row-height="14.25pt" style:use-optimal-row-height="true" fo:break-before="auto"/>
    </style:style>
    <style:style style:family="table-row" style:name="ro83">
      <style:table-row-properties style:row-height="14.25pt" style:use-optimal-row-height="true" fo:break-before="auto"/>
    </style:style>
    <style:style style:family="table-row" style:name="ro84">
      <style:table-row-properties style:row-height="14.25pt" style:use-optimal-row-height="tru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table-row" style:name="ro87">
      <style:table-row-properties style:row-height="14.25pt" style:use-optimal-row-height="true" fo:break-before="auto"/>
    </style:style>
    <style:style style:family="table-row" style:name="ro88">
      <style:table-row-properties style:row-height="14.25pt" style:use-optimal-row-height="true" fo:break-before="auto"/>
    </style:style>
    <style:style style:family="table-row" style:name="ro89">
      <style:table-row-properties style:row-height="14.25pt" style:use-optimal-row-height="true" fo:break-before="auto"/>
    </style:style>
    <style:style style:family="table-row" style:name="ro90">
      <style:table-row-properties style:row-height="14.25pt" style:use-optimal-row-height="tru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family="table-row" style:name="ro97">
      <style:table-row-properties style:row-height="14.25pt" style:use-optimal-row-height="true" fo:break-before="auto"/>
    </style:style>
    <style:style style:family="table-row" style:name="ro98">
      <style:table-row-properties style:row-height="14.25pt" style:use-optimal-row-height="true" fo:break-before="auto"/>
    </style:style>
    <style:style style:family="table-row" style:name="ro99">
      <style:table-row-properties style:row-height="14.25pt" style:use-optimal-row-height="true" fo:break-before="auto"/>
    </style:style>
    <style:style style:family="table-row" style:name="ro100">
      <style:table-row-properties style:row-height="14.25pt" style:use-optimal-row-height="true" fo:break-before="auto"/>
    </style:style>
    <style:style style:family="table-row" style:name="ro101">
      <style:table-row-properties style:row-height="14.25pt" style:use-optimal-row-height="true" fo:break-before="auto"/>
    </style:style>
    <style:style style:family="table-row" style:name="ro102">
      <style:table-row-properties style:row-height="14.25pt" style:use-optimal-row-height="true" fo:break-before="auto"/>
    </style:style>
    <style:style style:family="table-row" style:name="ro103">
      <style:table-row-properties style:row-height="14.25pt" style:use-optimal-row-height="true" fo:break-before="auto"/>
    </style:style>
    <style:style style:family="table-row" style:name="ro104">
      <style:table-row-properties style:row-height="14.25pt" style:use-optimal-row-height="true" fo:break-before="auto"/>
    </style:style>
    <style:style style:family="table-row" style:name="ro105">
      <style:table-row-properties style:row-height="14.25pt" style:use-optimal-row-height="true" fo:break-before="auto"/>
    </style:style>
    <style:style style:family="table-row" style:name="ro106">
      <style:table-row-properties style:row-height="14.25pt" style:use-optimal-row-height="true" fo:break-before="auto"/>
    </style:style>
    <style:style style:family="table-row" style:name="ro107">
      <style:table-row-properties style:row-height="14.25pt" style:use-optimal-row-height="true" fo:break-before="auto"/>
    </style:style>
    <style:style style:family="graphic" style:name="gr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">
      <style:text-properties style:text-rotation-angle="0"/>
      <style:paragraph-properties fo:text-align="center"/>
    </style:style>
  </office:automatic-styles>
  <office:body>
    <office:spreadsheet>
      <table:table table:name="Sheet1" table:style-name="ta1">
        <table:shapes>
          <draw:frame draw:style-name="gr1" svg:width="2.383cm" svg:height="1.297cm" svg:x="7.866cm" svg:y="1.738cm">
            <draw:text-box fo:min-height="1.297cm">
              <text:p text:style-name="P1"/>
            </draw:text-box>
          </draw:frame>
        </table:shapes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1" table:default-cell-style-name="Normal"/>
        <table:table-column table:style-name="co4" table:default-cell-style-name="Normal"/>
        <table:table-column table:style-name="co1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number-columns-repeated="1015" table:style-name="co1" table:default-cell-style-name="Normal"/>
        <table:table-row table:style-name="ro2">
          <table:table-cell/>
          <table:table-cell office:value-type="string">
            <text:p>Interval End</text:p>
          </table:table-cell>
          <table:table-cell office:value-type="float" office:value="96">
            <text:p>96</text:p>
          </table:table-cell>
          <table:table-cell table:number-columns-repeated="1024"/>
        </table:table-row>
        <table:table-row table:style-name="ro3">
          <table:table-cell/>
          <table:table-cell office:value-type="string">
            <text:p>Interval Start</text:p>
          </table:table-cell>
          <table:table-cell office:value-type="float" office:value="0.46999999999999997">
            <text:p>0.46999999999999997</text:p>
          </table:table-cell>
          <table:table-cell table:number-columns-repeated="1024"/>
        </table:table-row>
        <table:table-row table:style-name="ro4">
          <table:table-cell/>
          <table:table-cell office:value-type="string">
            <text:p>Coeff normalization </text:p>
          </table:table-cell>
          <table:table-cell table:style-name="ce4" table:formula="of:=(96-[.$C$2])/96" office:value-type="float" office:value="0.99510416666666668">
            <text:p>0.99510416666666668</text:p>
          </table:table-cell>
          <table:table-cell/>
          <table:table-cell table:style-name="ce5"/>
          <table:table-cell table:style-name="ce5" office:value-type="string">
            <text:p>x^4</text:p>
          </table:table-cell>
          <table:table-cell table:style-name="ce6" office:value-type="string">
            <text:p>x^3</text:p>
          </table:table-cell>
          <table:table-cell table:style-name="ce6" office:value-type="string">
            <text:p>x^2</text:p>
          </table:table-cell>
          <table:table-cell table:style-name="ce6" office:value-type="string">
            <text:p>x^</text:p>
          </table:table-cell>
          <table:table-cell table:style-name="ce5" office:value-type="string">
            <text:p>x^4</text:p>
          </table:table-cell>
          <table:table-cell table:number-columns-repeated="1024"/>
        </table:table-row>
        <table:table-row table:style-name="ro5">
          <table:table-cell table:number-columns-repeated="4"/>
          <table:table-cell table:style-name="ce5"/>
          <table:table-cell table:style-name="ce5" office:value-type="float" office:value="-0.57769999999999999">
            <text:p>-0.57769999999999999</text:p>
          </table:table-cell>
          <table:table-cell table:style-name="ce5" office:value-type="float" office:value="167.93100000000001">
            <text:p>167.93100000000001</text:p>
          </table:table-cell>
          <table:table-cell table:style-name="ce5" office:value-type="float" office:value="-23617.900000000001">
            <text:p>-23617.900000000001</text:p>
          </table:table-cell>
          <table:table-cell table:style-name="ce5" office:value-type="float" office:value="2060452.227">
            <text:p>2060452.227</text:p>
          </table:table-cell>
          <table:table-cell table:style-name="ce5"/>
          <table:table-cell table:number-columns-repeated="1024"/>
        </table:table-row>
        <table:table-row table:style-name="ro6">
          <table:table-cell table:number-columns-repeated="4"/>
          <table:table-cell table:style-name="ce7" office:value-type="string">
            <text:p>f(x)</text:p>
          </table:table-cell>
          <table:table-cell table:style-name="ce5"/>
          <table:table-cell table:style-name="ce5" office:value-type="float" office:value="-2.3108">
            <text:p>-2.3108</text:p>
          </table:table-cell>
          <table:table-cell table:style-name="ce5" office:value-type="float" office:value="503.79309999999998">
            <text:p>503.79309999999998</text:p>
          </table:table-cell>
          <table:table-cell table:style-name="ce5" office:value-type="float" office:value="-47235.867700000003">
            <text:p>-47235.867700000003</text:p>
          </table:table-cell>
          <table:table-cell table:style-name="ce5" office:value-type="float" office:value="2060452.227">
            <text:p>2060452.227</text:p>
          </table:table-cell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3"/>
          <table:table-cell office:value-type="string">
            <text:p>month</text:p>
          </table:table-cell>
          <table:table-cell office:value-type="string">
            <text:p>x</text:p>
          </table:table-cell>
          <table:table-cell/>
          <table:table-cell office:value-type="string">
            <text:p>f(x)</text:p>
          </table:table-cell>
          <table:table-cell office:value-type="string">
            <text:p>I_f(x)</text:p>
          </table:table-cell>
          <table:table-cell table:number-columns-repeated="1024"/>
        </table:table-row>
        <table:table-row table:style-name="ro9">
          <table:table-cell table:number-columns-repeated="3"/>
          <table:table-cell office:value-type="float" office:value="0">
            <text:p>0</text:p>
          </table:table-cell>
          <table:table-cell table:style-name="ce4" table:formula="of:=[.D8]*[.$C$3]+[.$C$2]" office:value-type="float" office:value="0.46999999999999997">
            <text:p>0.46999999999999997</text:p>
          </table:table-cell>
          <table:table-cell/>
          <table:table-cell table:style-name="ce8" table:formula="of:=((([.$G$5]*[.E8])+[.$H$5])*[.E8]+[.$I$5])*[.E8]+[.$J$5]" office:value-type="float" office:value="2038362.4171626016">
            <text:p>2038362.4171626016</text:p>
          </table:table-cell>
          <table:table-cell table:style-name="ce8" table:formula="of:=((([.$F$4]*[.E8]+[.$G$4])*[.E8]+[.$H$4])*[.E8]+[.$I$4])*[.E8]" office:value-type="float" office:value="963212.75949029578">
            <text:p>963212.75949029578</text:p>
          </table:table-cell>
          <table:table-cell table:style-name="ce8"/>
          <table:table-cell table:number-columns-repeated="1024"/>
        </table:table-row>
        <table:table-row table:style-name="ro10">
          <table:table-cell table:number-columns-repeated="3"/>
          <table:table-cell table:formula="of:=[.D8]+1" office:value-type="float" office:value="1">
            <text:p>1</text:p>
          </table:table-cell>
          <table:table-cell table:style-name="ce4" table:formula="of:=[.D9]*[.$C$3]+[.$C$2]" office:value-type="float" office:value="1.4651041666666667">
            <text:p>1.4651041666666667</text:p>
          </table:table-cell>
          <table:table-cell/>
          <table:table-cell table:style-name="ce8" table:formula="of:=((([.$G$5]*[.E9])+[.$H$5])*[.E9]+[.$I$5])*[.E9]+[.$J$5]" office:value-type="float" office:value="1992320.9003173185">
            <text:p>1992320.9003173185</text:p>
          </table:table-cell>
          <table:table-cell table:style-name="ce9" table:formula="of:=((([.$F$4]*[.E9]+[.$G$4])*[.E9]+[.$H$4])*[.E9]+[.$I$4])*[.E9]" office:value-type="float" office:value="2968606.0697101471">
            <text:p>2968606.0697101471</text:p>
          </table:table-cell>
          <table:table-cell table:style-name="ce8" table:formula="of:=[.H9]-[.H8]" office:value-type="float" office:value="2005393.3102198513">
            <text:p>2005393.3102198513</text:p>
          </table:table-cell>
          <table:table-cell table:number-columns-repeated="1024"/>
        </table:table-row>
        <table:table-row table:style-name="ro11">
          <table:table-cell table:number-columns-repeated="3"/>
          <table:table-cell table:formula="of:=[.D9]+1" office:value-type="float" office:value="2">
            <text:p>2</text:p>
          </table:table-cell>
          <table:table-cell table:style-name="ce4" table:formula="of:=[.D10]*[.$C$3]+[.$C$2]" office:value-type="float" office:value="2.4602083333333331">
            <text:p>2.4602083333333331</text:p>
          </table:table-cell>
          <table:table-cell/>
          <table:table-cell table:style-name="ce8" table:formula="of:=((([.$G$5]*[.E10])+[.$H$5])*[.E10]+[.$I$5])*[.E10]+[.$J$5]" office:value-type="float" office:value="1947257.0129135104">
            <text:p>1947257.0129135104</text:p>
          </table:table-cell>
          <table:table-cell table:style-name="ce9" table:formula="of:=((([.$F$4]*[.E10]+[.$G$4])*[.E10]+[.$H$4])*[.E10]+[.$I$4])*[.E10]" office:value-type="float" office:value="4928670.8959305445">
            <text:p>4928670.8959305445</text:p>
          </table:table-cell>
          <table:table-cell table:style-name="ce8" table:formula="of:=[.H10]-[.H9]" office:value-type="float" office:value="1960064.8262203974">
            <text:p>1960064.8262203974</text:p>
          </table:table-cell>
          <table:table-cell table:number-columns-repeated="1024"/>
        </table:table-row>
        <table:table-row table:style-name="ro12">
          <table:table-cell table:number-columns-repeated="3"/>
          <table:table-cell table:formula="of:=[.D10]+1" office:value-type="float" office:value="3">
            <text:p>3</text:p>
          </table:table-cell>
          <table:table-cell table:style-name="ce4" table:formula="of:=[.D11]*[.$C$3]+[.$C$2]" office:value-type="float" office:value="3.4553124999999998">
            <text:p>3.4553124999999998</text:p>
          </table:table-cell>
          <table:table-cell/>
          <table:table-cell table:style-name="ce8" table:formula="of:=((([.$G$5]*[.E11])+[.$H$5])*[.E11]+[.$I$5])*[.E11]+[.$J$5]" office:value-type="float" office:value="1903157.09279507">
            <text:p>1903157.09279507</text:p>
          </table:table-cell>
          <table:table-cell table:style-name="ce9" table:formula="of:=((([.$F$4]*[.E11]+[.$G$4])*[.E11]+[.$H$4])*[.E11]+[.$I$4])*[.E11]" office:value-type="float" office:value="6844373.2834508447">
            <text:p>6844373.2834508447</text:p>
          </table:table-cell>
          <table:table-cell table:style-name="ce8" table:formula="of:=[.H11]-[.H10]" office:value-type="float" office:value="1915702.3875203002">
            <text:p>1915702.3875203002</text:p>
          </table:table-cell>
          <table:table-cell table:number-columns-repeated="1024"/>
        </table:table-row>
        <table:table-row table:style-name="ro13">
          <table:table-cell table:number-columns-repeated="3"/>
          <table:table-cell table:formula="of:=[.D11]+1" office:value-type="float" office:value="4">
            <text:p>4</text:p>
          </table:table-cell>
          <table:table-cell table:style-name="ce4" table:formula="of:=[.D12]*[.$C$3]+[.$C$2]" office:value-type="float" office:value="4.4504166666666665">
            <text:p>4.4504166666666665</text:p>
          </table:table-cell>
          <table:table-cell/>
          <table:table-cell table:style-name="ce8" table:formula="of:=((([.$G$5]*[.E12])+[.$H$5])*[.E12]+[.$I$5])*[.E12]+[.$J$5]" office:value-type="float" office:value="1860007.4778058911">
            <text:p>1860007.4778058911</text:p>
          </table:table-cell>
          <table:table-cell table:style-name="ce9" table:formula="of:=((([.$F$4]*[.E12]+[.$G$4])*[.E12]+[.$H$4])*[.E12]+[.$I$4])*[.E12]" office:value-type="float" office:value="8716665.6823019385">
            <text:p>8716665.6823019385</text:p>
          </table:table-cell>
          <table:table-cell table:style-name="ce8" table:formula="of:=[.H12]-[.H11]" office:value-type="float" office:value="1872292.3988510938">
            <text:p>1872292.3988510938</text:p>
          </table:table-cell>
          <table:table-cell table:number-columns-repeated="1024"/>
        </table:table-row>
        <table:table-row table:style-name="ro14">
          <table:table-cell table:number-columns-repeated="3"/>
          <table:table-cell table:formula="of:=[.D12]+1" office:value-type="float" office:value="5">
            <text:p>5</text:p>
          </table:table-cell>
          <table:table-cell table:style-name="ce4" table:formula="of:=[.D13]*[.$C$3]+[.$C$2]" office:value-type="float" office:value="5.4455208333333331">
            <text:p>5.4455208333333331</text:p>
          </table:table-cell>
          <table:table-cell/>
          <table:table-cell table:style-name="ce8" table:formula="of:=((([.$G$5]*[.E13])+[.$H$5])*[.E13]+[.$I$5])*[.E13]+[.$J$5]" office:value-type="float" office:value="1817794.5057898662">
            <text:p>1817794.5057898662</text:p>
          </table:table-cell>
          <table:table-cell table:style-name="ce9" table:formula="of:=((([.$F$4]*[.E13]+[.$G$4])*[.E13]+[.$H$4])*[.E13]+[.$I$4])*[.E13]" office:value-type="float" office:value="10546486.947246246">
            <text:p>10546486.947246246</text:p>
          </table:table-cell>
          <table:table-cell table:style-name="ce8" table:formula="of:=[.H13]-[.H12]" office:value-type="float" office:value="1829821.2649443075">
            <text:p>1829821.2649443075</text:p>
          </table:table-cell>
          <table:table-cell table:number-columns-repeated="1024"/>
        </table:table-row>
        <table:table-row table:style-name="ro15">
          <table:table-cell table:number-columns-repeated="3"/>
          <table:table-cell table:formula="of:=[.D13]+1" office:value-type="float" office:value="6">
            <text:p>6</text:p>
          </table:table-cell>
          <table:table-cell table:style-name="ce4" table:formula="of:=[.D14]*[.$C$3]+[.$C$2]" office:value-type="float" office:value="6.4406249999999998">
            <text:p>6.4406249999999998</text:p>
          </table:table-cell>
          <table:table-cell/>
          <table:table-cell table:style-name="ce8" table:formula="of:=((([.$G$5]*[.E14])+[.$H$5])*[.E14]+[.$I$5])*[.E14]+[.$J$5]" office:value-type="float" office:value="1776504.5145908892">
            <text:p>1776504.5145908892</text:p>
          </table:table-cell>
          <table:table-cell table:style-name="ce9" table:formula="of:=((([.$F$4]*[.E14]+[.$G$4])*[.E14]+[.$H$4])*[.E14]+[.$I$4])*[.E14]" office:value-type="float" office:value="12334762.337777723">
            <text:p>12334762.337777723</text:p>
          </table:table-cell>
          <table:table-cell table:style-name="ce8" table:formula="of:=[.H14]-[.H13]" office:value-type="float" office:value="1788275.3905314766">
            <text:p>1788275.3905314766</text:p>
          </table:table-cell>
          <table:table-cell table:number-columns-repeated="1024"/>
        </table:table-row>
        <table:table-row table:style-name="ro16">
          <table:table-cell table:number-columns-repeated="3"/>
          <table:table-cell table:formula="of:=[.D14]+1" office:value-type="float" office:value="7">
            <text:p>7</text:p>
          </table:table-cell>
          <table:table-cell table:style-name="ce4" table:formula="of:=[.D15]*[.$C$3]+[.$C$2]" office:value-type="float" office:value="7.4357291666666665">
            <text:p>7.4357291666666665</text:p>
          </table:table-cell>
          <table:table-cell/>
          <table:table-cell table:style-name="ce8" table:formula="of:=((([.$G$5]*[.E15])+[.$H$5])*[.E15]+[.$I$5])*[.E15]+[.$J$5]" office:value-type="float" office:value="1736123.8420528527">
            <text:p>1736123.8420528527</text:p>
          </table:table-cell>
          <table:table-cell table:style-name="ce9" table:formula="of:=((([.$F$4]*[.E15]+[.$G$4])*[.E15]+[.$H$4])*[.E15]+[.$I$4])*[.E15]" office:value-type="float" office:value="14082403.518121855">
            <text:p>14082403.518121855</text:p>
          </table:table-cell>
          <table:table-cell table:style-name="ce8" table:formula="of:=[.H15]-[.H14]" office:value-type="float" office:value="1747641.1803441327">
            <text:p>1747641.1803441327</text:p>
          </table:table-cell>
          <table:table-cell table:number-columns-repeated="1024"/>
        </table:table-row>
        <table:table-row table:style-name="ro17">
          <table:table-cell table:number-columns-repeated="3"/>
          <table:table-cell table:formula="of:=[.D15]+1" office:value-type="float" office:value="8">
            <text:p>8</text:p>
          </table:table-cell>
          <table:table-cell table:style-name="ce4" table:formula="of:=[.D16]*[.$C$3]+[.$C$2]" office:value-type="float" office:value="8.4308333333333341">
            <text:p>8.4308333333333341</text:p>
          </table:table-cell>
          <table:table-cell/>
          <table:table-cell table:style-name="ce8" table:formula="of:=((([.$G$5]*[.E16])+[.$H$5])*[.E16]+[.$I$5])*[.E16]+[.$J$5]" office:value-type="float" office:value="1696638.8260196503">
            <text:p>1696638.8260196503</text:p>
          </table:table-cell>
          <table:table-cell table:style-name="ce9" table:formula="of:=((([.$F$4]*[.E16]+[.$G$4])*[.E16]+[.$H$4])*[.E16]+[.$I$4])*[.E16]" office:value-type="float" office:value="15790308.557235664">
            <text:p>15790308.557235664</text:p>
          </table:table-cell>
          <table:table-cell table:style-name="ce8" table:formula="of:=[.H16]-[.H15]" office:value-type="float" office:value="1707905.0391138084">
            <text:p>1707905.0391138084</text:p>
          </table:table-cell>
          <table:table-cell table:number-columns-repeated="1024"/>
        </table:table-row>
        <table:table-row table:style-name="ro18">
          <table:table-cell table:number-columns-repeated="3"/>
          <table:table-cell table:formula="of:=[.D16]+1" office:value-type="float" office:value="9">
            <text:p>9</text:p>
          </table:table-cell>
          <table:table-cell table:style-name="ce4" table:formula="of:=[.D17]*[.$C$3]+[.$C$2]" office:value-type="float" office:value="9.4259375000000016">
            <text:p>9.4259375000000016</text:p>
          </table:table-cell>
          <table:table-cell/>
          <table:table-cell table:style-name="ce8" table:formula="of:=((([.$G$5]*[.E17])+[.$H$5])*[.E17]+[.$I$5])*[.E17]+[.$J$5]" office:value-type="float" office:value="1658035.8043351748">
            <text:p>1658035.8043351748</text:p>
          </table:table-cell>
          <table:table-cell table:style-name="ce9" table:formula="of:=((([.$F$4]*[.E17]+[.$G$4])*[.E17]+[.$H$4])*[.E17]+[.$I$4])*[.E17]" office:value-type="float" office:value="17459361.928807698">
            <text:p>17459361.928807698</text:p>
          </table:table-cell>
          <table:table-cell table:style-name="ce8" table:formula="of:=[.H17]-[.H16]" office:value-type="float" office:value="1669053.3715720344">
            <text:p>1669053.3715720344</text:p>
          </table:table-cell>
          <table:table-cell table:number-columns-repeated="1024"/>
        </table:table-row>
        <table:table-row table:style-name="ro19">
          <table:table-cell table:number-columns-repeated="3"/>
          <table:table-cell table:formula="of:=[.D17]+1" office:value-type="float" office:value="10">
            <text:p>10</text:p>
          </table:table-cell>
          <table:table-cell table:style-name="ce4" table:formula="of:=[.D18]*[.$C$3]+[.$C$2]" office:value-type="float" office:value="10.421041666666667">
            <text:p>10.421041666666667</text:p>
          </table:table-cell>
          <table:table-cell/>
          <table:table-cell table:style-name="ce8" table:formula="of:=((([.$G$5]*[.E18])+[.$H$5])*[.E18]+[.$I$5])*[.E18]+[.$J$5]" office:value-type="float" office:value="1620301.1148433199">
            <text:p>1620301.1148433199</text:p>
          </table:table-cell>
          <table:table-cell table:style-name="ce9" table:formula="of:=((([.$F$4]*[.E18]+[.$G$4])*[.E18]+[.$H$4])*[.E18]+[.$I$4])*[.E18]" office:value-type="float" office:value="19090434.511258043">
            <text:p>19090434.511258043</text:p>
          </table:table-cell>
          <table:table-cell table:style-name="ce8" table:formula="of:=[.H18]-[.H17]" office:value-type="float" office:value="1631072.5824503452">
            <text:p>1631072.5824503452</text:p>
          </table:table-cell>
          <table:table-cell table:number-columns-repeated="1024"/>
        </table:table-row>
        <table:table-row table:style-name="ro20">
          <table:table-cell table:number-columns-repeated="3"/>
          <table:table-cell table:formula="of:=[.D18]+1" office:value-type="float" office:value="11">
            <text:p>11</text:p>
          </table:table-cell>
          <table:table-cell table:style-name="ce4" table:formula="of:=[.D19]*[.$C$3]+[.$C$2]" office:value-type="float" office:value="11.416145833333333">
            <text:p>11.416145833333333</text:p>
          </table:table-cell>
          <table:table-cell/>
          <table:table-cell table:style-name="ce8" table:formula="of:=((([.$G$5]*[.E19])+[.$H$5])*[.E19]+[.$I$5])*[.E19]+[.$J$5]" office:value-type="float" office:value="1583421.0953879785">
            <text:p>1583421.0953879785</text:p>
          </table:table-cell>
          <table:table-cell table:style-name="ce9" table:formula="of:=((([.$F$4]*[.E19]+[.$G$4])*[.E19]+[.$H$4])*[.E19]+[.$I$4])*[.E19]" office:value-type="float" office:value="20684383.587738313">
            <text:p>20684383.587738313</text:p>
          </table:table-cell>
          <table:table-cell table:style-name="ce8" table:formula="of:=[.H19]-[.H18]" office:value-type="float" office:value="1593949.0764802694">
            <text:p>1593949.0764802694</text:p>
          </table:table-cell>
          <table:table-cell table:number-columns-repeated="1024"/>
        </table:table-row>
        <table:table-row table:style-name="ro21">
          <table:table-cell table:number-columns-repeated="3"/>
          <table:table-cell table:formula="of:=[.D19]+1" office:value-type="float" office:value="12">
            <text:p>12</text:p>
          </table:table-cell>
          <table:table-cell table:style-name="ce4" table:formula="of:=[.D20]*[.$C$3]+[.$C$2]" office:value-type="float" office:value="12.411250000000001">
            <text:p>12.411250000000001</text:p>
          </table:table-cell>
          <table:table-cell/>
          <table:table-cell table:style-name="ce8" table:formula="of:=((([.$G$5]*[.E20])+[.$H$5])*[.E20]+[.$I$5])*[.E20]+[.$J$5]" office:value-type="float" office:value="1547382.0838130438">
            <text:p>1547382.0838130438</text:p>
          </table:table-cell>
          <table:table-cell table:style-name="ce9" table:formula="of:=((([.$F$4]*[.E20]+[.$G$4])*[.E20]+[.$H$4])*[.E20]+[.$I$4])*[.E20]" office:value-type="float" office:value="22242052.846131664">
            <text:p>22242052.846131664</text:p>
          </table:table-cell>
          <table:table-cell table:style-name="ce8" table:formula="of:=[.H20]-[.H19]" office:value-type="float" office:value="1557669.258393351">
            <text:p>1557669.258393351</text:p>
          </table:table-cell>
          <table:table-cell table:number-columns-repeated="1024"/>
        </table:table-row>
        <table:table-row table:style-name="ro22">
          <table:table-cell table:number-columns-repeated="3"/>
          <table:table-cell table:formula="of:=[.D20]+1" office:value-type="float" office:value="13">
            <text:p>13</text:p>
          </table:table-cell>
          <table:table-cell table:style-name="ce4" table:formula="of:=[.D21]*[.$C$3]+[.$C$2]" office:value-type="float" office:value="13.406354166666668">
            <text:p>13.406354166666668</text:p>
          </table:table-cell>
          <table:table-cell/>
          <table:table-cell table:style-name="ce8" table:formula="of:=((([.$G$5]*[.E21])+[.$H$5])*[.E21]+[.$I$5])*[.E21]+[.$J$5]" office:value-type="float" office:value="1512170.4179624089">
            <text:p>1512170.4179624089</text:p>
          </table:table-cell>
          <table:table-cell table:style-name="ce9" table:formula="of:=((([.$F$4]*[.E21]+[.$G$4])*[.E21]+[.$H$4])*[.E21]+[.$I$4])*[.E21]" office:value-type="float" office:value="23764272.379052773">
            <text:p>23764272.379052773</text:p>
          </table:table-cell>
          <table:table-cell table:style-name="ce8" table:formula="of:=[.H21]-[.H20]" office:value-type="float" office:value="1522219.5329211093">
            <text:p>1522219.5329211093</text:p>
          </table:table-cell>
          <table:table-cell table:number-columns-repeated="1024"/>
        </table:table-row>
        <table:table-row table:style-name="ro23">
          <table:table-cell table:number-columns-repeated="3"/>
          <table:table-cell table:formula="of:=[.D21]+1" office:value-type="float" office:value="14">
            <text:p>14</text:p>
          </table:table-cell>
          <table:table-cell table:style-name="ce4" table:formula="of:=[.D22]*[.$C$3]+[.$C$2]" office:value-type="float" office:value="14.401458333333334">
            <text:p>14.401458333333334</text:p>
          </table:table-cell>
          <table:table-cell/>
          <table:table-cell table:style-name="ce8" table:formula="of:=((([.$G$5]*[.E22])+[.$H$5])*[.E22]+[.$I$5])*[.E22]+[.$J$5]" office:value-type="float" office:value="1477772.435679967">
            <text:p>1477772.435679967</text:p>
          </table:table-cell>
          <table:table-cell table:style-name="ce9" table:formula="of:=((([.$F$4]*[.E22]+[.$G$4])*[.E22]+[.$H$4])*[.E22]+[.$I$4])*[.E22]" office:value-type="float" office:value="25251858.683847848">
            <text:p>25251858.683847848</text:p>
          </table:table-cell>
          <table:table-cell table:style-name="ce8" table:formula="of:=[.H22]-[.H21]" office:value-type="float" office:value="1487586.3047950752">
            <text:p>1487586.3047950752</text:p>
          </table:table-cell>
          <table:table-cell table:number-columns-repeated="1024"/>
        </table:table-row>
        <table:table-row table:style-name="ro24">
          <table:table-cell table:number-columns-repeated="3"/>
          <table:table-cell table:formula="of:=[.D22]+1" office:value-type="float" office:value="15">
            <text:p>15</text:p>
          </table:table-cell>
          <table:table-cell table:style-name="ce4" table:formula="of:=[.D23]*[.$C$3]+[.$C$2]" office:value-type="float" office:value="15.3965625">
            <text:p>15.3965625</text:p>
          </table:table-cell>
          <table:table-cell/>
          <table:table-cell table:style-name="ce8" table:formula="of:=((([.$G$5]*[.E23])+[.$H$5])*[.E23]+[.$I$5])*[.E23]+[.$J$5]" office:value-type="float" office:value="1444174.4748096117">
            <text:p>1444174.4748096117</text:p>
          </table:table-cell>
          <table:table-cell table:style-name="ce9" table:formula="of:=((([.$F$4]*[.E23]+[.$G$4])*[.E23]+[.$H$4])*[.E23]+[.$I$4])*[.E23]" office:value-type="float" office:value="26705614.66259465">
            <text:p>26705614.66259465</text:p>
          </table:table-cell>
          <table:table-cell table:style-name="ce8" table:formula="of:=[.H23]-[.H22]" office:value-type="float" office:value="1453755.9787468016">
            <text:p>1453755.9787468016</text:p>
          </table:table-cell>
          <table:table-cell table:number-columns-repeated="1024"/>
        </table:table-row>
        <table:table-row table:style-name="ro25">
          <table:table-cell table:number-columns-repeated="3"/>
          <table:table-cell table:formula="of:=[.D23]+1" office:value-type="float" office:value="16">
            <text:p>16</text:p>
          </table:table-cell>
          <table:table-cell table:style-name="ce4" table:formula="of:=[.D24]*[.$C$3]+[.$C$2]" office:value-type="float" office:value="16.391666666666666">
            <text:p>16.391666666666666</text:p>
          </table:table-cell>
          <table:table-cell/>
          <table:table-cell table:style-name="ce8" table:formula="of:=((([.$G$5]*[.E24])+[.$H$5])*[.E24]+[.$I$5])*[.E24]+[.$J$5]" office:value-type="float" office:value="1411362.8731952359">
            <text:p>1411362.8731952359</text:p>
          </table:table-cell>
          <table:table-cell table:style-name="ce9" table:formula="of:=((([.$F$4]*[.E24]+[.$G$4])*[.E24]+[.$H$4])*[.E24]+[.$I$4])*[.E24]" office:value-type="float" office:value="28126329.622102443">
            <text:p>28126329.622102443</text:p>
          </table:table-cell>
          <table:table-cell table:style-name="ce8" table:formula="of:=[.H24]-[.H23]" office:value-type="float" office:value="1420714.9595077932">
            <text:p>1420714.9595077932</text:p>
          </table:table-cell>
          <table:table-cell table:number-columns-repeated="1024"/>
        </table:table-row>
        <table:table-row table:style-name="ro26">
          <table:table-cell table:number-columns-repeated="3"/>
          <table:table-cell table:formula="of:=[.D24]+1" office:value-type="float" office:value="17">
            <text:p>17</text:p>
          </table:table-cell>
          <table:table-cell table:style-name="ce4" table:formula="of:=[.D25]*[.$C$3]+[.$C$2]" office:value-type="float" office:value="17.386770833333333">
            <text:p>17.386770833333333</text:p>
          </table:table-cell>
          <table:table-cell/>
          <table:table-cell table:style-name="ce8" table:formula="of:=((([.$G$5]*[.E25])+[.$H$5])*[.E25]+[.$I$5])*[.E25]+[.$J$5]" office:value-type="float" office:value="1379323.9686807324">
            <text:p>1379323.9686807324</text:p>
          </table:table-cell>
          <table:table-cell table:style-name="ce9" table:formula="of:=((([.$F$4]*[.E25]+[.$G$4])*[.E25]+[.$H$4])*[.E25]+[.$I$4])*[.E25]" office:value-type="float" office:value="29514779.27391205">
            <text:p>29514779.27391205</text:p>
          </table:table-cell>
          <table:table-cell table:style-name="ce8" table:formula="of:=[.H25]-[.H24]" office:value-type="float" office:value="1388449.6518096067">
            <text:p>1388449.6518096067</text:p>
          </table:table-cell>
          <table:table-cell table:number-columns-repeated="1024"/>
        </table:table-row>
        <table:table-row table:style-name="ro27">
          <table:table-cell table:number-columns-repeated="3"/>
          <table:table-cell table:formula="of:=[.D25]+1" office:value-type="float" office:value="18">
            <text:p>18</text:p>
          </table:table-cell>
          <table:table-cell table:style-name="ce4" table:formula="of:=[.D26]*[.$C$3]+[.$C$2]" office:value-type="float" office:value="18.381875000000001">
            <text:p>18.381875000000001</text:p>
          </table:table-cell>
          <table:table-cell/>
          <table:table-cell table:style-name="ce8" table:formula="of:=((([.$G$5]*[.E26])+[.$H$5])*[.E26]+[.$I$5])*[.E26]+[.$J$5]" office:value-type="float" office:value="1348044.0991099952">
            <text:p>1348044.0991099952</text:p>
          </table:table-cell>
          <table:table-cell table:style-name="ce9" table:formula="of:=((([.$F$4]*[.E26]+[.$G$4])*[.E26]+[.$H$4])*[.E26]+[.$I$4])*[.E26]" office:value-type="float" office:value="30871725.734295808">
            <text:p>30871725.734295808</text:p>
          </table:table-cell>
          <table:table-cell table:style-name="ce8" table:formula="of:=[.H26]-[.H25]" office:value-type="float" office:value="1356946.4603837579">
            <text:p>1356946.4603837579</text:p>
          </table:table-cell>
          <table:table-cell table:number-columns-repeated="1024"/>
        </table:table-row>
        <table:table-row table:style-name="ro28">
          <table:table-cell table:number-columns-repeated="3"/>
          <table:table-cell table:formula="of:=[.D26]+1" office:value-type="float" office:value="19">
            <text:p>19</text:p>
          </table:table-cell>
          <table:table-cell table:style-name="ce4" table:formula="of:=[.D27]*[.$C$3]+[.$C$2]" office:value-type="float" office:value="19.376979166666665">
            <text:p>19.376979166666665</text:p>
          </table:table-cell>
          <table:table-cell/>
          <table:table-cell table:style-name="ce8" table:formula="of:=((([.$G$5]*[.E27])+[.$H$5])*[.E27]+[.$I$5])*[.E27]+[.$J$5]" office:value-type="float" office:value="1317509.602326917">
            <text:p>1317509.602326917</text:p>
          </table:table-cell>
          <table:table-cell table:style-name="ce9" table:formula="of:=((([.$F$4]*[.E27]+[.$G$4])*[.E27]+[.$H$4])*[.E27]+[.$I$4])*[.E27]" office:value-type="float" office:value="32197917.524257597">
            <text:p>32197917.524257597</text:p>
          </table:table-cell>
          <table:table-cell table:style-name="ce8" table:formula="of:=[.H27]-[.H26]" office:value-type="float" office:value="1326191.7899617888">
            <text:p>1326191.7899617888</text:p>
          </table:table-cell>
          <table:table-cell table:number-columns-repeated="1024"/>
        </table:table-row>
        <table:table-row table:style-name="ro29">
          <table:table-cell table:number-columns-repeated="3"/>
          <table:table-cell table:formula="of:=[.D27]+1" office:value-type="float" office:value="20">
            <text:p>20</text:p>
          </table:table-cell>
          <table:table-cell table:style-name="ce4" table:formula="of:=[.D28]*[.$C$3]+[.$C$2]" office:value-type="float" office:value="20.372083333333332">
            <text:p>20.372083333333332</text:p>
          </table:table-cell>
          <table:table-cell/>
          <table:table-cell table:style-name="ce8" table:formula="of:=((([.$G$5]*[.E28])+[.$H$5])*[.E28]+[.$I$5])*[.E28]+[.$J$5]" office:value-type="float" office:value="1287706.816175391">
            <text:p>1287706.816175391</text:p>
          </table:table-cell>
          <table:table-cell table:style-name="ce9" table:formula="of:=((([.$F$4]*[.E28]+[.$G$4])*[.E28]+[.$H$4])*[.E28]+[.$I$4])*[.E28]" office:value-type="float" office:value="33494089.569532827">
            <text:p>33494089.569532827</text:p>
          </table:table-cell>
          <table:table-cell table:style-name="ce8" table:formula="of:=[.H28]-[.H27]" office:value-type="float" office:value="1296172.04527523">
            <text:p>1296172.04527523</text:p>
          </table:table-cell>
          <table:table-cell table:number-columns-repeated="1024"/>
        </table:table-row>
        <table:table-row table:style-name="ro30">
          <table:table-cell table:number-columns-repeated="3"/>
          <table:table-cell table:formula="of:=[.D28]+1" office:value-type="float" office:value="21">
            <text:p>21</text:p>
          </table:table-cell>
          <table:table-cell table:style-name="ce4" table:formula="of:=[.D29]*[.$C$3]+[.$C$2]" office:value-type="float" office:value="21.3671875">
            <text:p>21.3671875</text:p>
          </table:table-cell>
          <table:table-cell/>
          <table:table-cell table:style-name="ce8" table:formula="of:=((([.$G$5]*[.E29])+[.$H$5])*[.E29]+[.$I$5])*[.E29]+[.$J$5]" office:value-type="float" office:value="1258622.0784993104">
            <text:p>1258622.0784993104</text:p>
          </table:table-cell>
          <table:table-cell table:style-name="ce9" table:formula="of:=((([.$F$4]*[.E29]+[.$G$4])*[.E29]+[.$H$4])*[.E29]+[.$I$4])*[.E29]" office:value-type="float" office:value="34760963.200588435">
            <text:p>34760963.200588435</text:p>
          </table:table-cell>
          <table:table-cell table:style-name="ce8" table:formula="of:=[.H29]-[.H28]" office:value-type="float" office:value="1266873.6310556084">
            <text:p>1266873.6310556084</text:p>
          </table:table-cell>
          <table:table-cell table:number-columns-repeated="1024"/>
        </table:table-row>
        <table:table-row table:style-name="ro31">
          <table:table-cell table:number-columns-repeated="3"/>
          <table:table-cell table:formula="of:=[.D29]+1" office:value-type="float" office:value="22">
            <text:p>22</text:p>
          </table:table-cell>
          <table:table-cell table:style-name="ce4" table:formula="of:=[.D30]*[.$C$3]+[.$C$2]" office:value-type="float" office:value="22.362291666666664">
            <text:p>22.362291666666664</text:p>
          </table:table-cell>
          <table:table-cell/>
          <table:table-cell table:style-name="ce8" table:formula="of:=((([.$G$5]*[.E30])+[.$H$5])*[.E30]+[.$I$5])*[.E30]+[.$J$5]" office:value-type="float" office:value="1230241.7271425687">
            <text:p>1230241.7271425687</text:p>
          </table:table-cell>
          <table:table-cell table:style-name="ce9" table:formula="of:=((([.$F$4]*[.E30]+[.$G$4])*[.E30]+[.$H$4])*[.E30]+[.$I$4])*[.E30]" office:value-type="float" office:value="35999246.152622893">
            <text:p>35999246.152622893</text:p>
          </table:table-cell>
          <table:table-cell table:style-name="ce8" table:formula="of:=[.H30]-[.H29]" office:value-type="float" office:value="1238282.9520344585">
            <text:p>1238282.9520344585</text:p>
          </table:table-cell>
          <table:table-cell table:number-columns-repeated="1024"/>
        </table:table-row>
        <table:table-row table:style-name="ro32">
          <table:table-cell table:number-columns-repeated="3"/>
          <table:table-cell table:formula="of:=[.D30]+1" office:value-type="float" office:value="23">
            <text:p>23</text:p>
          </table:table-cell>
          <table:table-cell table:style-name="ce4" table:formula="of:=[.D31]*[.$C$3]+[.$C$2]" office:value-type="float" office:value="23.357395833333332">
            <text:p>23.357395833333332</text:p>
          </table:table-cell>
          <table:table-cell/>
          <table:table-cell table:style-name="ce8" table:formula="of:=((([.$G$5]*[.E31])+[.$H$5])*[.E31]+[.$I$5])*[.E31]+[.$J$5]" office:value-type="float" office:value="1202552.0999490586">
            <text:p>1202552.0999490586</text:p>
          </table:table-cell>
          <table:table-cell table:style-name="ce9" table:formula="of:=((([.$F$4]*[.E31]+[.$G$4])*[.E31]+[.$H$4])*[.E31]+[.$I$4])*[.E31]" office:value-type="float" office:value="37209632.565566212">
            <text:p>37209632.565566212</text:p>
          </table:table-cell>
          <table:table-cell table:style-name="ce8" table:formula="of:=[.H31]-[.H30]" office:value-type="float" office:value="1210386.4129433185">
            <text:p>1210386.4129433185</text:p>
          </table:table-cell>
          <table:table-cell table:number-columns-repeated="1024"/>
        </table:table-row>
        <table:table-row table:style-name="ro33">
          <table:table-cell table:number-columns-repeated="3"/>
          <table:table-cell table:formula="of:=[.D31]+1" office:value-type="float" office:value="24">
            <text:p>24</text:p>
          </table:table-cell>
          <table:table-cell table:style-name="ce4" table:formula="of:=[.D32]*[.$C$3]+[.$C$2]" office:value-type="float" office:value="24.352499999999999">
            <text:p>24.352499999999999</text:p>
          </table:table-cell>
          <table:table-cell/>
          <table:table-cell table:style-name="ce8" table:formula="of:=((([.$G$5]*[.E32])+[.$H$5])*[.E32]+[.$I$5])*[.E32]+[.$J$5]" office:value-type="float" office:value="1175539.5347626735">
            <text:p>1175539.5347626735</text:p>
          </table:table-cell>
          <table:table-cell table:style-name="ce9" table:formula="of:=((([.$F$4]*[.E32]+[.$G$4])*[.E32]+[.$H$4])*[.E32]+[.$I$4])*[.E32]" office:value-type="float" office:value="38392802.984079927">
            <text:p>38392802.984079927</text:p>
          </table:table-cell>
          <table:table-cell table:style-name="ce8" table:formula="of:=[.H32]-[.H31]" office:value-type="float" office:value="1183170.4185137153">
            <text:p>1183170.4185137153</text:p>
          </table:table-cell>
          <table:table-cell table:number-columns-repeated="1024"/>
        </table:table-row>
        <table:table-row table:style-name="ro34">
          <table:table-cell table:number-columns-repeated="3"/>
          <table:table-cell table:formula="of:=[.D32]+1" office:value-type="float" office:value="25">
            <text:p>25</text:p>
          </table:table-cell>
          <table:table-cell table:style-name="ce4" table:formula="of:=[.D33]*[.$C$3]+[.$C$2]" office:value-type="float" office:value="25.347604166666667">
            <text:p>25.347604166666667</text:p>
          </table:table-cell>
          <table:table-cell/>
          <table:table-cell table:style-name="ce8" table:formula="of:=((([.$G$5]*[.E33])+[.$H$5])*[.E33]+[.$I$5])*[.E33]+[.$J$5]" office:value-type="float" office:value="1149190.369427307">
            <text:p>1149190.369427307</text:p>
          </table:table-cell>
          <table:table-cell table:style-name="ce9" table:formula="of:=((([.$F$4]*[.E33]+[.$G$4])*[.E33]+[.$H$4])*[.E33]+[.$I$4])*[.E33]" office:value-type="float" office:value="39549424.357557125">
            <text:p>39549424.357557125</text:p>
          </table:table-cell>
          <table:table-cell table:style-name="ce8" table:formula="of:=[.H33]-[.H32]" office:value-type="float" office:value="1156621.3734771982">
            <text:p>1156621.3734771982</text:p>
          </table:table-cell>
          <table:table-cell table:number-columns-repeated="1024"/>
        </table:table-row>
        <table:table-row table:style-name="ro35">
          <table:table-cell table:number-columns-repeated="3"/>
          <table:table-cell table:formula="of:=[.D33]+1" office:value-type="float" office:value="26">
            <text:p>26</text:p>
          </table:table-cell>
          <table:table-cell table:style-name="ce4" table:formula="of:=[.D34]*[.$C$3]+[.$C$2]" office:value-type="float" office:value="26.342708333333334">
            <text:p>26.342708333333334</text:p>
          </table:table-cell>
          <table:table-cell/>
          <table:table-cell table:style-name="ce8" table:formula="of:=((([.$G$5]*[.E34])+[.$H$5])*[.E34]+[.$I$5])*[.E34]+[.$J$5]" office:value-type="float" office:value="1123490.9417868515">
            <text:p>1123490.9417868515</text:p>
          </table:table-cell>
          <table:table-cell table:style-name="ce9" table:formula="of:=((([.$F$4]*[.E34]+[.$G$4])*[.E34]+[.$H$4])*[.E34]+[.$I$4])*[.E34]" office:value-type="float" office:value="40680150.040122382">
            <text:p>40680150.040122382</text:p>
          </table:table-cell>
          <table:table-cell table:style-name="ce8" table:formula="of:=[.H34]-[.H33]" office:value-type="float" office:value="1130725.682565257">
            <text:p>1130725.682565257</text:p>
          </table:table-cell>
          <table:table-cell table:number-columns-repeated="1024"/>
        </table:table-row>
        <table:table-row table:style-name="ro36">
          <table:table-cell table:number-columns-repeated="3"/>
          <table:table-cell table:formula="of:=[.D34]+1" office:value-type="float" office:value="27">
            <text:p>27</text:p>
          </table:table-cell>
          <table:table-cell table:style-name="ce4" table:formula="of:=[.D35]*[.$C$3]+[.$C$2]" office:value-type="float" office:value="27.337812499999998">
            <text:p>27.337812499999998</text:p>
          </table:table-cell>
          <table:table-cell/>
          <table:table-cell table:style-name="ce8" table:formula="of:=((([.$G$5]*[.E35])+[.$H$5])*[.E35]+[.$I$5])*[.E35]+[.$J$5]" office:value-type="float" office:value="1098427.5896852007">
            <text:p>1098427.5896852007</text:p>
          </table:table-cell>
          <table:table-cell table:style-name="ce9" table:formula="of:=((([.$F$4]*[.E35]+[.$G$4])*[.E35]+[.$H$4])*[.E35]+[.$I$4])*[.E35]" office:value-type="float" office:value="41785619.790631853">
            <text:p>41785619.790631853</text:p>
          </table:table-cell>
          <table:table-cell table:style-name="ce8" table:formula="of:=[.H35]-[.H34]" office:value-type="float" office:value="1105469.7505094707">
            <text:p>1105469.7505094707</text:p>
          </table:table-cell>
          <table:table-cell table:number-columns-repeated="1024"/>
        </table:table-row>
        <table:table-row table:style-name="ro37">
          <table:table-cell table:number-columns-repeated="3"/>
          <table:table-cell table:formula="of:=[.D35]+1" office:value-type="float" office:value="28">
            <text:p>28</text:p>
          </table:table-cell>
          <table:table-cell table:style-name="ce4" table:formula="of:=[.D36]*[.$C$3]+[.$C$2]" office:value-type="float" office:value="28.332916666666666">
            <text:p>28.332916666666666</text:p>
          </table:table-cell>
          <table:table-cell/>
          <table:table-cell table:style-name="ce8" table:formula="of:=((([.$G$5]*[.E36])+[.$H$5])*[.E36]+[.$I$5])*[.E36]+[.$J$5]" office:value-type="float" office:value="1073986.650966248">
            <text:p>1073986.650966248</text:p>
          </table:table-cell>
          <table:table-cell table:style-name="ce9" table:formula="of:=((([.$F$4]*[.E36]+[.$G$4])*[.E36]+[.$H$4])*[.E36]+[.$I$4])*[.E36]" office:value-type="float" office:value="42866459.772673212">
            <text:p>42866459.772673212</text:p>
          </table:table-cell>
          <table:table-cell table:style-name="ce8" table:formula="of:=[.H36]-[.H35]" office:value-type="float" office:value="1080839.9820413589">
            <text:p>1080839.9820413589</text:p>
          </table:table-cell>
          <table:table-cell table:number-columns-repeated="1024"/>
        </table:table-row>
        <table:table-row table:style-name="ro38">
          <table:table-cell table:number-columns-repeated="3"/>
          <table:table-cell table:formula="of:=[.D36]+1" office:value-type="float" office:value="29">
            <text:p>29</text:p>
          </table:table-cell>
          <table:table-cell table:style-name="ce4" table:formula="of:=[.D37]*[.$C$3]+[.$C$2]" office:value-type="float" office:value="29.328020833333333">
            <text:p>29.328020833333333</text:p>
          </table:table-cell>
          <table:table-cell/>
          <table:table-cell table:style-name="ce8" table:formula="of:=((([.$G$5]*[.E37])+[.$H$5])*[.E37]+[.$I$5])*[.E37]+[.$J$5]" office:value-type="float" office:value="1050154.4634738863">
            <text:p>1050154.4634738863</text:p>
          </table:table-cell>
          <table:table-cell table:style-name="ce9" table:formula="of:=((([.$F$4]*[.E37]+[.$G$4])*[.E37]+[.$H$4])*[.E37]+[.$I$4])*[.E37]" office:value-type="float" office:value="43923282.554565638">
            <text:p>43923282.554565638</text:p>
          </table:table-cell>
          <table:table-cell table:style-name="ce8" table:formula="of:=[.H37]-[.H36]" office:value-type="float" office:value="1056822.7818924263">
            <text:p>1056822.7818924263</text:p>
          </table:table-cell>
          <table:table-cell table:number-columns-repeated="1024"/>
        </table:table-row>
        <table:table-row table:style-name="ro39">
          <table:table-cell table:number-columns-repeated="3"/>
          <table:table-cell table:formula="of:=[.D37]+1" office:value-type="float" office:value="30">
            <text:p>30</text:p>
          </table:table-cell>
          <table:table-cell table:style-name="ce4" table:formula="of:=[.D38]*[.$C$3]+[.$C$2]" office:value-type="float" office:value="30.323124999999997">
            <text:p>30.323124999999997</text:p>
          </table:table-cell>
          <table:table-cell/>
          <table:table-cell table:style-name="ce8" table:formula="of:=((([.$G$5]*[.E38])+[.$H$5])*[.E38]+[.$I$5])*[.E38]+[.$J$5]" office:value-type="float" office:value="1026917.3650520087">
            <text:p>1026917.3650520087</text:p>
          </table:table-cell>
          <table:table-cell table:style-name="ce9" table:formula="of:=((([.$F$4]*[.E38]+[.$G$4])*[.E38]+[.$H$4])*[.E38]+[.$I$4])*[.E38]" office:value-type="float" office:value="44956687.109359883">
            <text:p>44956687.109359883</text:p>
          </table:table-cell>
          <table:table-cell table:style-name="ce8" table:formula="of:=[.H38]-[.H37]" office:value-type="float" office:value="1033404.5547942445">
            <text:p>1033404.5547942445</text:p>
          </table:table-cell>
          <table:table-cell table:number-columns-repeated="1024"/>
        </table:table-row>
        <table:table-row table:style-name="ro40">
          <table:table-cell table:number-columns-repeated="3"/>
          <table:table-cell table:formula="of:=[.D38]+1" office:value-type="float" office:value="31">
            <text:p>31</text:p>
          </table:table-cell>
          <table:table-cell table:style-name="ce4" table:formula="of:=[.D39]*[.$C$3]+[.$C$2]" office:value-type="float" office:value="31.318229166666665">
            <text:p>31.318229166666665</text:p>
          </table:table-cell>
          <table:table-cell/>
          <table:table-cell table:style-name="ce8" table:formula="of:=((([.$G$5]*[.E39])+[.$H$5])*[.E39]+[.$I$5])*[.E39]+[.$J$5]" office:value-type="float" office:value="1004261.6935445084">
            <text:p>1004261.6935445084</text:p>
          </table:table-cell>
          <table:table-cell table:style-name="ce9" table:formula="of:=((([.$F$4]*[.E39]+[.$G$4])*[.E39]+[.$H$4])*[.E39]+[.$I$4])*[.E39]" office:value-type="float" office:value="45967258.814838201">
            <text:p>45967258.814838201</text:p>
          </table:table-cell>
          <table:table-cell table:style-name="ce8" table:formula="of:=[.H39]-[.H38]" office:value-type="float" office:value="1010571.705478318">
            <text:p>1010571.705478318</text:p>
          </table:table-cell>
          <table:table-cell table:number-columns-repeated="1024"/>
        </table:table-row>
        <table:table-row table:style-name="ro41">
          <table:table-cell table:number-columns-repeated="3"/>
          <table:table-cell table:formula="of:=[.D39]+1" office:value-type="float" office:value="32">
            <text:p>32</text:p>
          </table:table-cell>
          <table:table-cell table:style-name="ce4" table:formula="of:=[.D40]*[.$C$3]+[.$C$2]" office:value-type="float" office:value="32.313333333333333">
            <text:p>32.313333333333333</text:p>
          </table:table-cell>
          <table:table-cell/>
          <table:table-cell table:style-name="ce8" table:formula="of:=((([.$G$5]*[.E40])+[.$H$5])*[.E40]+[.$I$5])*[.E40]+[.$J$5]" office:value-type="float" office:value="982173.78679527901">
            <text:p>982173.78679527901</text:p>
          </table:table-cell>
          <table:table-cell table:style-name="ce9" table:formula="of:=((([.$F$4]*[.E40]+[.$G$4])*[.E40]+[.$H$4])*[.E40]+[.$I$4])*[.E40]" office:value-type="float" office:value="46955569.453514405">
            <text:p>46955569.453514405</text:p>
          </table:table-cell>
          <table:table-cell table:style-name="ce8" table:formula="of:=[.H40]-[.H39]" office:value-type="float" office:value="988310.63867620379">
            <text:p>988310.63867620379</text:p>
          </table:table-cell>
          <table:table-cell table:number-columns-repeated="1024"/>
        </table:table-row>
        <table:table-row table:style-name="ro42">
          <table:table-cell table:number-columns-repeated="3"/>
          <table:table-cell table:formula="of:=[.D40]+1" office:value-type="float" office:value="33">
            <text:p>33</text:p>
          </table:table-cell>
          <table:table-cell table:style-name="ce4" table:formula="of:=[.D41]*[.$C$3]+[.$C$2]" office:value-type="float" office:value="33.308437499999997">
            <text:p>33.308437499999997</text:p>
          </table:table-cell>
          <table:table-cell/>
          <table:table-cell table:style-name="ce8" table:formula="of:=((([.$G$5]*[.E41])+[.$H$5])*[.E41]+[.$I$5])*[.E41]+[.$J$5]" office:value-type="float" office:value="960639.98264821316">
            <text:p>960639.98264821316</text:p>
          </table:table-cell>
          <table:table-cell table:style-name="ce9" table:formula="of:=((([.$F$4]*[.E41]+[.$G$4])*[.E41]+[.$H$4])*[.E41]+[.$I$4])*[.E41]" office:value-type="float" office:value="47922177.212633811">
            <text:p>47922177.212633811</text:p>
          </table:table-cell>
          <table:table-cell table:style-name="ce8" table:formula="of:=[.H41]-[.H40]" office:value-type="float" office:value="966607.75911940634">
            <text:p>966607.75911940634</text:p>
          </table:table-cell>
          <table:table-cell table:number-columns-repeated="1024"/>
        </table:table-row>
        <table:table-row table:style-name="ro43">
          <table:table-cell table:number-columns-repeated="3"/>
          <table:table-cell table:formula="of:=[.D41]+1" office:value-type="float" office:value="34">
            <text:p>34</text:p>
          </table:table-cell>
          <table:table-cell table:style-name="ce4" table:formula="of:=[.D42]*[.$C$3]+[.$C$2]" office:value-type="float" office:value="34.303541666666668">
            <text:p>34.303541666666668</text:p>
          </table:table-cell>
          <table:table-cell/>
          <table:table-cell table:style-name="ce8" table:formula="of:=((([.$G$5]*[.E42])+[.$H$5])*[.E42]+[.$I$5])*[.E42]+[.$J$5]" office:value-type="float" office:value="939646.6189472042">
            <text:p>939646.6189472042</text:p>
          </table:table-cell>
          <table:table-cell table:style-name="ce9" table:formula="of:=((([.$F$4]*[.E42]+[.$G$4])*[.E42]+[.$H$4])*[.E42]+[.$I$4])*[.E42]" office:value-type="float" office:value="48867626.684173301">
            <text:p>48867626.684173301</text:p>
          </table:table-cell>
          <table:table-cell table:style-name="ce8" table:formula="of:=[.H42]-[.H41]" office:value-type="float" office:value="945449.47153948992">
            <text:p>945449.47153948992</text:p>
          </table:table-cell>
          <table:table-cell table:number-columns-repeated="1024"/>
        </table:table-row>
        <table:table-row table:style-name="ro44">
          <table:table-cell table:number-columns-repeated="3"/>
          <table:table-cell table:formula="of:=[.D42]+1" office:value-type="float" office:value="35">
            <text:p>35</text:p>
          </table:table-cell>
          <table:table-cell table:style-name="ce4" table:formula="of:=[.D43]*[.$C$3]+[.$C$2]" office:value-type="float" office:value="35.298645833333332">
            <text:p>35.298645833333332</text:p>
          </table:table-cell>
          <table:table-cell/>
          <table:table-cell table:style-name="ce8" table:formula="of:=((([.$G$5]*[.E43])+[.$H$5])*[.E43]+[.$I$5])*[.E43]+[.$J$5]" office:value-type="float" office:value="919180.0335361457">
            <text:p>919180.0335361457</text:p>
          </table:table-cell>
          <table:table-cell table:style-name="ce9" table:formula="of:=((([.$F$4]*[.E43]+[.$G$4])*[.E43]+[.$H$4])*[.E43]+[.$I$4])*[.E43]" office:value-type="float" office:value="49792448.864841245">
            <text:p>49792448.864841245</text:p>
          </table:table-cell>
          <table:table-cell table:style-name="ce8" table:formula="of:=[.H43]-[.H42]" office:value-type="float" office:value="924822.18066794425">
            <text:p>924822.18066794425</text:p>
          </table:table-cell>
          <table:table-cell table:number-columns-repeated="1024"/>
        </table:table-row>
        <table:table-row table:style-name="ro45">
          <table:table-cell table:number-columns-repeated="3"/>
          <table:table-cell table:formula="of:=[.D43]+1" office:value-type="float" office:value="36">
            <text:p>36</text:p>
          </table:table-cell>
          <table:table-cell table:style-name="ce4" table:formula="of:=[.D44]*[.$C$3]+[.$C$2]" office:value-type="float" office:value="36.293750000000003">
            <text:p>36.293750000000003</text:p>
          </table:table-cell>
          <table:table-cell/>
          <table:table-cell table:style-name="ce8" table:formula="of:=((([.$G$5]*[.E44])+[.$H$5])*[.E44]+[.$I$5])*[.E44]+[.$J$5]" office:value-type="float" office:value="899226.56425893051">
            <text:p>899226.56425893051</text:p>
          </table:table-cell>
          <table:table-cell table:style-name="ce9" table:formula="of:=((([.$F$4]*[.E44]+[.$G$4])*[.E44]+[.$H$4])*[.E44]+[.$I$4])*[.E44]" office:value-type="float" office:value="50697161.156077594">
            <text:p>50697161.156077594</text:p>
          </table:table-cell>
          <table:table-cell table:style-name="ce8" table:formula="of:=[.H44]-[.H43]" office:value-type="float" office:value="904712.29123634845">
            <text:p>904712.29123634845</text:p>
          </table:table-cell>
          <table:table-cell table:number-columns-repeated="1024"/>
        </table:table-row>
        <table:table-row table:style-name="ro46">
          <table:table-cell table:number-columns-repeated="3"/>
          <table:table-cell table:formula="of:=[.D44]+1" office:value-type="float" office:value="37">
            <text:p>37</text:p>
          </table:table-cell>
          <table:table-cell table:style-name="ce4" table:formula="of:=[.D45]*[.$C$3]+[.$C$2]" office:value-type="float" office:value="37.288854166666667">
            <text:p>37.288854166666667</text:p>
          </table:table-cell>
          <table:table-cell/>
          <table:table-cell table:style-name="ce8" table:formula="of:=((([.$G$5]*[.E45])+[.$H$5])*[.E45]+[.$I$5])*[.E45]+[.$J$5]" office:value-type="float" office:value="879772.54895945173">
            <text:p>879772.54895945173</text:p>
          </table:table-cell>
          <table:table-cell table:style-name="ce9" table:formula="of:=((([.$F$4]*[.E45]+[.$G$4])*[.E45]+[.$H$4])*[.E45]+[.$I$4])*[.E45]" office:value-type="float" office:value="51582267.364053786">
            <text:p>51582267.364053786</text:p>
          </table:table-cell>
          <table:table-cell table:style-name="ce8" table:formula="of:=[.H45]-[.H44]" office:value-type="float" office:value="885106.20797619224">
            <text:p>885106.20797619224</text:p>
          </table:table-cell>
          <table:table-cell table:number-columns-repeated="1024"/>
        </table:table-row>
        <table:table-row table:style-name="ro47">
          <table:table-cell table:number-columns-repeated="3"/>
          <table:table-cell table:formula="of:=[.D45]+1" office:value-type="float" office:value="38">
            <text:p>38</text:p>
          </table:table-cell>
          <table:table-cell table:style-name="ce4" table:formula="of:=[.D46]*[.$C$3]+[.$C$2]" office:value-type="float" office:value="38.283958333333331">
            <text:p>38.283958333333331</text:p>
          </table:table-cell>
          <table:table-cell/>
          <table:table-cell table:style-name="ce8" table:formula="of:=((([.$G$5]*[.E46])+[.$H$5])*[.E46]+[.$I$5])*[.E46]+[.$J$5]" office:value-type="float" office:value="860804.32548160292">
            <text:p>860804.32548160292</text:p>
          </table:table-cell>
          <table:table-cell table:style-name="ce9" table:formula="of:=((([.$F$4]*[.E46]+[.$G$4])*[.E46]+[.$H$4])*[.E46]+[.$I$4])*[.E46]" office:value-type="float" office:value="52448257.699672833">
            <text:p>52448257.699672833</text:p>
          </table:table-cell>
          <table:table-cell table:style-name="ce8" table:formula="of:=[.H46]-[.H45]" office:value-type="float" office:value="865990.33561904728">
            <text:p>865990.33561904728</text:p>
          </table:table-cell>
          <table:table-cell table:number-columns-repeated="1024"/>
        </table:table-row>
        <table:table-row table:style-name="ro48">
          <table:table-cell table:number-columns-repeated="3"/>
          <table:table-cell table:formula="of:=[.D46]+1" office:value-type="float" office:value="39">
            <text:p>39</text:p>
          </table:table-cell>
          <table:table-cell table:style-name="ce4" table:formula="of:=[.D47]*[.$C$3]+[.$C$2]" office:value-type="float" office:value="39.279062500000002">
            <text:p>39.279062500000002</text:p>
          </table:table-cell>
          <table:table-cell/>
          <table:table-cell table:style-name="ce8" table:formula="of:=((([.$G$5]*[.E47])+[.$H$5])*[.E47]+[.$I$5])*[.E47]+[.$J$5]" office:value-type="float" office:value="842308.23166927695">
            <text:p>842308.23166927695</text:p>
          </table:table-cell>
          <table:table-cell table:style-name="ce9" table:formula="of:=((([.$F$4]*[.E47]+[.$G$4])*[.E47]+[.$H$4])*[.E47]+[.$I$4])*[.E47]" office:value-type="float" office:value="53295608.778569274">
            <text:p>53295608.778569274</text:p>
          </table:table-cell>
          <table:table-cell table:style-name="ce8" table:formula="of:=[.H47]-[.H46]" office:value-type="float" office:value="847351.07889644057">
            <text:p>847351.07889644057</text:p>
          </table:table-cell>
          <table:table-cell table:number-columns-repeated="1024"/>
        </table:table-row>
        <table:table-row table:style-name="ro49">
          <table:table-cell table:number-columns-repeated="3"/>
          <table:table-cell table:formula="of:=[.D47]+1" office:value-type="float" office:value="40">
            <text:p>40</text:p>
          </table:table-cell>
          <table:table-cell table:style-name="ce4" table:formula="of:=[.D48]*[.$C$3]+[.$C$2]" office:value-type="float" office:value="40.274166666666666">
            <text:p>40.274166666666666</text:p>
          </table:table-cell>
          <table:table-cell/>
          <table:table-cell table:style-name="ce8" table:formula="of:=((([.$G$5]*[.E48])+[.$H$5])*[.E48]+[.$I$5])*[.E48]+[.$J$5]" office:value-type="float" office:value="824270.60536636715">
            <text:p>824270.60536636715</text:p>
          </table:table-cell>
          <table:table-cell table:style-name="ce9" table:formula="of:=((([.$F$4]*[.E48]+[.$G$4])*[.E48]+[.$H$4])*[.E48]+[.$I$4])*[.E48]" office:value-type="float" office:value="54124783.621109121">
            <text:p>54124783.621109121</text:p>
          </table:table-cell>
          <table:table-cell table:style-name="ce8" table:formula="of:=[.H48]-[.H47]" office:value-type="float" office:value="829174.8425398469">
            <text:p>829174.8425398469</text:p>
          </table:table-cell>
          <table:table-cell table:number-columns-repeated="1024"/>
        </table:table-row>
        <table:table-row table:style-name="ro50">
          <table:table-cell table:number-columns-repeated="3"/>
          <table:table-cell table:formula="of:=[.D48]+1" office:value-type="float" office:value="41">
            <text:p>41</text:p>
          </table:table-cell>
          <table:table-cell table:style-name="ce4" table:formula="of:=[.D49]*[.$C$3]+[.$C$2]" office:value-type="float" office:value="41.26927083333333">
            <text:p>41.26927083333333</text:p>
          </table:table-cell>
          <table:table-cell/>
          <table:table-cell table:style-name="ce8" table:formula="of:=((([.$G$5]*[.E49])+[.$H$5])*[.E49]+[.$I$5])*[.E49]+[.$J$5]" office:value-type="float" office:value="806677.7844167666">
            <text:p>806677.7844167666</text:p>
          </table:table-cell>
          <table:table-cell table:style-name="ce9" table:formula="of:=((([.$F$4]*[.E49]+[.$G$4])*[.E49]+[.$H$4])*[.E49]+[.$I$4])*[.E49]" office:value-type="float" office:value="54936231.652390011">
            <text:p>54936231.652390011</text:p>
          </table:table-cell>
          <table:table-cell table:style-name="ce8" table:formula="of:=[.H49]-[.H48]" office:value-type="float" office:value="811448.03128089011">
            <text:p>811448.03128089011</text:p>
          </table:table-cell>
          <table:table-cell table:number-columns-repeated="1024"/>
        </table:table-row>
        <table:table-row table:style-name="ro51">
          <table:table-cell table:number-columns-repeated="3"/>
          <table:table-cell table:formula="of:=[.D49]+1" office:value-type="float" office:value="42">
            <text:p>42</text:p>
          </table:table-cell>
          <table:table-cell table:style-name="ce4" table:formula="of:=[.D50]*[.$C$3]+[.$C$2]" office:value-type="float" office:value="42.264375000000001">
            <text:p>42.264375000000001</text:p>
          </table:table-cell>
          <table:table-cell/>
          <table:table-cell table:style-name="ce8" table:formula="of:=((([.$G$5]*[.E50])+[.$H$5])*[.E50]+[.$I$5])*[.E50]+[.$J$5]" office:value-type="float" office:value="789516.10666436865">
            <text:p>789516.10666436865</text:p>
          </table:table-cell>
          <table:table-cell table:style-name="ce9" table:formula="of:=((([.$F$4]*[.E50]+[.$G$4])*[.E50]+[.$H$4])*[.E50]+[.$I$4])*[.E50]" office:value-type="float" office:value="55730388.702241041">
            <text:p>55730388.702241041</text:p>
          </table:table-cell>
          <table:table-cell table:style-name="ce8" table:formula="of:=[.H50]-[.H49]" office:value-type="float" office:value="794157.04985103011">
            <text:p>794157.04985103011</text:p>
          </table:table-cell>
          <table:table-cell table:number-columns-repeated="1024"/>
        </table:table-row>
        <table:table-row table:style-name="ro52">
          <table:table-cell table:number-columns-repeated="3"/>
          <table:table-cell table:formula="of:=[.D50]+1" office:value-type="float" office:value="43">
            <text:p>43</text:p>
          </table:table-cell>
          <table:table-cell table:style-name="ce4" table:formula="of:=[.D51]*[.$C$3]+[.$C$2]" office:value-type="float" office:value="43.259479166666665">
            <text:p>43.259479166666665</text:p>
          </table:table-cell>
          <table:table-cell/>
          <table:table-cell table:style-name="ce8" table:formula="of:=((([.$G$5]*[.E51])+[.$H$5])*[.E51]+[.$I$5])*[.E51]+[.$J$5]" office:value-type="float" office:value="772771.90995306661">
            <text:p>772771.90995306661</text:p>
          </table:table-cell>
          <table:table-cell table:style-name="ce9" table:formula="of:=((([.$F$4]*[.E51]+[.$G$4])*[.E51]+[.$H$4])*[.E51]+[.$I$4])*[.E51]" office:value-type="float" office:value="56507677.005222872">
            <text:p>56507677.005222872</text:p>
          </table:table-cell>
          <table:table-cell table:style-name="ce8" table:formula="of:=[.H51]-[.H50]" office:value-type="float" office:value="777288.30298183113">
            <text:p>777288.30298183113</text:p>
          </table:table-cell>
          <table:table-cell table:number-columns-repeated="1024"/>
        </table:table-row>
        <table:table-row table:style-name="ro53">
          <table:table-cell table:number-columns-repeated="3"/>
          <table:table-cell table:formula="of:=[.D51]+1" office:value-type="float" office:value="44">
            <text:p>44</text:p>
          </table:table-cell>
          <table:table-cell table:style-name="ce4" table:formula="of:=[.D52]*[.$C$3]+[.$C$2]" office:value-type="float" office:value="44.254583333333329">
            <text:p>44.254583333333329</text:p>
          </table:table-cell>
          <table:table-cell/>
          <table:table-cell table:style-name="ce8" table:formula="of:=((([.$G$5]*[.E52])+[.$H$5])*[.E52]+[.$I$5])*[.E52]+[.$J$5]" office:value-type="float" office:value="756431.53212675336">
            <text:p>756431.53212675336</text:p>
          </table:table-cell>
          <table:table-cell table:style-name="ce9" table:formula="of:=((([.$F$4]*[.E52]+[.$G$4])*[.E52]+[.$H$4])*[.E52]+[.$I$4])*[.E52]" office:value-type="float" office:value="57268505.200627714">
            <text:p>57268505.200627714</text:p>
          </table:table-cell>
          <table:table-cell table:style-name="ce8" table:formula="of:=[.H52]-[.H51]" office:value-type="float" office:value="760828.1954048425">
            <text:p>760828.1954048425</text:p>
          </table:table-cell>
          <table:table-cell table:number-columns-repeated="1024"/>
        </table:table-row>
        <table:table-row table:style-name="ro54">
          <table:table-cell table:number-columns-repeated="3"/>
          <table:table-cell table:formula="of:=[.D52]+1" office:value-type="float" office:value="45">
            <text:p>45</text:p>
          </table:table-cell>
          <table:table-cell table:style-name="ce4" table:formula="of:=[.D53]*[.$C$3]+[.$C$2]" office:value-type="float" office:value="45.2496875">
            <text:p>45.2496875</text:p>
          </table:table-cell>
          <table:table-cell/>
          <table:table-cell table:style-name="ce8" table:formula="of:=((([.$G$5]*[.E53])+[.$H$5])*[.E53]+[.$I$5])*[.E53]+[.$J$5]" office:value-type="float" office:value="740481.31102932245">
            <text:p>740481.31102932245</text:p>
          </table:table-cell>
          <table:table-cell table:style-name="ce9" table:formula="of:=((([.$F$4]*[.E53]+[.$G$4])*[.E53]+[.$H$4])*[.E53]+[.$I$4])*[.E53]" office:value-type="float" office:value="58013268.332479253">
            <text:p>58013268.332479253</text:p>
          </table:table-cell>
          <table:table-cell table:style-name="ce8" table:formula="of:=[.H53]-[.H52]" office:value-type="float" office:value="744763.13185153902">
            <text:p>744763.13185153902</text:p>
          </table:table-cell>
          <table:table-cell table:number-columns-repeated="1024"/>
        </table:table-row>
        <table:table-row table:style-name="ro55">
          <table:table-cell table:number-columns-repeated="3"/>
          <table:table-cell table:formula="of:=[.D53]+1" office:value-type="float" office:value="46">
            <text:p>46</text:p>
          </table:table-cell>
          <table:table-cell table:style-name="ce4" table:formula="of:=[.D54]*[.$C$3]+[.$C$2]" office:value-type="float" office:value="46.244791666666664">
            <text:p>46.244791666666664</text:p>
          </table:table-cell>
          <table:table-cell/>
          <table:table-cell table:style-name="ce8" table:formula="of:=((([.$G$5]*[.E54])+[.$H$5])*[.E54]+[.$I$5])*[.E54]+[.$J$5]" office:value-type="float" office:value="724907.58450466651">
            <text:p>724907.58450466651</text:p>
          </table:table-cell>
          <table:table-cell table:style-name="ce9" table:formula="of:=((([.$F$4]*[.E54]+[.$G$4])*[.E54]+[.$H$4])*[.E54]+[.$I$4])*[.E54]" office:value-type="float" office:value="58742347.849532753">
            <text:p>58742347.849532753</text:p>
          </table:table-cell>
          <table:table-cell table:style-name="ce8" table:formula="of:=[.H54]-[.H53]" office:value-type="float" office:value="729079.51705349982">
            <text:p>729079.51705349982</text:p>
          </table:table-cell>
          <table:table-cell table:number-columns-repeated="1024"/>
        </table:table-row>
        <table:table-row table:style-name="ro56">
          <table:table-cell table:number-columns-repeated="3"/>
          <table:table-cell table:formula="of:=[.D54]+1" office:value-type="float" office:value="47">
            <text:p>47</text:p>
          </table:table-cell>
          <table:table-cell table:style-name="ce4" table:formula="of:=[.D55]*[.$C$3]+[.$C$2]" office:value-type="float" office:value="47.239895833333335">
            <text:p>47.239895833333335</text:p>
          </table:table-cell>
          <table:table-cell/>
          <table:table-cell table:style-name="ce8" table:formula="of:=((([.$G$5]*[.E55])+[.$H$5])*[.E55]+[.$I$5])*[.E55]+[.$J$5]" office:value-type="float" office:value="709696.6903966791">
            <text:p>709696.6903966791</text:p>
          </table:table-cell>
          <table:table-cell table:style-name="ce9" table:formula="of:=((([.$F$4]*[.E55]+[.$G$4])*[.E55]+[.$H$4])*[.E55]+[.$I$4])*[.E55]" office:value-type="float" office:value="59456111.605275013">
            <text:p>59456111.605275013</text:p>
          </table:table-cell>
          <table:table-cell table:style-name="ce8" table:formula="of:=[.H55]-[.H54]" office:value-type="float" office:value="713763.75574225932">
            <text:p>713763.75574225932</text:p>
          </table:table-cell>
          <table:table-cell table:number-columns-repeated="1024"/>
        </table:table-row>
        <table:table-row table:style-name="ro57">
          <table:table-cell table:number-columns-repeated="3"/>
          <table:table-cell table:formula="of:=[.D55]+1" office:value-type="float" office:value="48">
            <text:p>48</text:p>
          </table:table-cell>
          <table:table-cell table:style-name="ce4" table:formula="of:=[.D56]*[.$C$3]+[.$C$2]" office:value-type="float" office:value="48.234999999999999">
            <text:p>48.234999999999999</text:p>
          </table:table-cell>
          <table:table-cell/>
          <table:table-cell table:style-name="ce8" table:formula="of:=((([.$G$5]*[.E56])+[.$H$5])*[.E56]+[.$I$5])*[.E56]+[.$J$5]" office:value-type="float" office:value="694834.96654925379">
            <text:p>694834.96654925379</text:p>
          </table:table-cell>
          <table:table-cell table:style-name="ce9" table:formula="of:=((([.$F$4]*[.E56]+[.$G$4])*[.E56]+[.$H$4])*[.E56]+[.$I$4])*[.E56]" office:value-type="float" office:value="60154913.857924335">
            <text:p>60154913.857924335</text:p>
          </table:table-cell>
          <table:table-cell table:style-name="ce8" table:formula="of:=[.H56]-[.H55]" office:value-type="float" office:value="698802.25264932215">
            <text:p>698802.25264932215</text:p>
          </table:table-cell>
          <table:table-cell table:number-columns-repeated="1024"/>
        </table:table-row>
        <table:table-row table:style-name="ro58">
          <table:table-cell table:number-columns-repeated="3"/>
          <table:table-cell table:formula="of:=[.D56]+1" office:value-type="float" office:value="49">
            <text:p>49</text:p>
          </table:table-cell>
          <table:table-cell table:style-name="ce4" table:formula="of:=[.D57]*[.$C$3]+[.$C$2]" office:value-type="float" office:value="49.230104166666663">
            <text:p>49.230104166666663</text:p>
          </table:table-cell>
          <table:table-cell/>
          <table:table-cell table:style-name="ce8" table:formula="of:=((([.$G$5]*[.E57])+[.$H$5])*[.E57]+[.$I$5])*[.E57]+[.$J$5]" office:value-type="float" office:value="680308.75080628321">
            <text:p>680308.75080628321</text:p>
          </table:table-cell>
          <table:table-cell table:style-name="ce9" table:formula="of:=((([.$F$4]*[.E57]+[.$G$4])*[.E57]+[.$H$4])*[.E57]+[.$I$4])*[.E57]" office:value-type="float" office:value="60839095.270430595">
            <text:p>60839095.270430595</text:p>
          </table:table-cell>
          <table:table-cell table:style-name="ce8" table:formula="of:=[.H57]-[.H56]" office:value-type="float" office:value="684181.41250625998">
            <text:p>684181.41250625998</text:p>
          </table:table-cell>
          <table:table-cell table:number-columns-repeated="1024"/>
        </table:table-row>
        <table:table-row table:style-name="ro59">
          <table:table-cell table:number-columns-repeated="3"/>
          <table:table-cell table:formula="of:=[.D57]+1" office:value-type="float" office:value="50">
            <text:p>50</text:p>
          </table:table-cell>
          <table:table-cell table:style-name="ce4" table:formula="of:=[.D58]*[.$C$3]+[.$C$2]" office:value-type="float" office:value="50.225208333333335">
            <text:p>50.225208333333335</text:p>
          </table:table-cell>
          <table:table-cell/>
          <table:table-cell table:style-name="ce8" table:formula="of:=((([.$G$5]*[.E58])+[.$H$5])*[.E58]+[.$I$5])*[.E58]+[.$J$5]" office:value-type="float" office:value="666104.38101166044">
            <text:p>666104.38101166044</text:p>
          </table:table-cell>
          <table:table-cell table:style-name="ce9" table:formula="of:=((([.$F$4]*[.E58]+[.$G$4])*[.E58]+[.$H$4])*[.E58]+[.$I$4])*[.E58]" office:value-type="float" office:value="61508982.910475142">
            <text:p>61508982.910475142</text:p>
          </table:table-cell>
          <table:table-cell table:style-name="ce8" table:formula="of:=[.H58]-[.H57]" office:value-type="float" office:value="669887.64004454762">
            <text:p>669887.64004454762</text:p>
          </table:table-cell>
          <table:table-cell table:number-columns-repeated="1024"/>
        </table:table-row>
        <table:table-row table:style-name="ro60">
          <table:table-cell table:number-columns-repeated="3"/>
          <table:table-cell table:formula="of:=[.D58]+1" office:value-type="float" office:value="51">
            <text:p>51</text:p>
          </table:table-cell>
          <table:table-cell table:style-name="ce4" table:formula="of:=[.D59]*[.$C$3]+[.$C$2]" office:value-type="float" office:value="51.220312499999999">
            <text:p>51.220312499999999</text:p>
          </table:table-cell>
          <table:table-cell/>
          <table:table-cell table:style-name="ce8" table:formula="of:=((([.$G$5]*[.E59])+[.$H$5])*[.E59]+[.$I$5])*[.E59]+[.$J$5]" office:value-type="float" office:value="652208.1950092793">
            <text:p>652208.1950092793</text:p>
          </table:table-cell>
          <table:table-cell table:style-name="ce9" table:formula="of:=((([.$F$4]*[.E59]+[.$G$4])*[.E59]+[.$H$4])*[.E59]+[.$I$4])*[.E59]" office:value-type="float" office:value="62164890.250470892">
            <text:p>62164890.250470892</text:p>
          </table:table-cell>
          <table:table-cell table:style-name="ce8" table:formula="of:=[.H59]-[.H58]" office:value-type="float" office:value="655907.33999574929">
            <text:p>655907.33999574929</text:p>
          </table:table-cell>
          <table:table-cell table:number-columns-repeated="1024"/>
        </table:table-row>
        <table:table-row table:style-name="ro61">
          <table:table-cell table:number-columns-repeated="3"/>
          <table:table-cell table:formula="of:=[.D59]+1" office:value-type="float" office:value="52">
            <text:p>52</text:p>
          </table:table-cell>
          <table:table-cell table:style-name="ce4" table:formula="of:=[.D60]*[.$C$3]+[.$C$2]" office:value-type="float" office:value="52.21541666666667">
            <text:p>52.21541666666667</text:p>
          </table:table-cell>
          <table:table-cell/>
          <table:table-cell table:style-name="ce8" table:formula="of:=((([.$G$5]*[.E60])+[.$H$5])*[.E60]+[.$I$5])*[.E60]+[.$J$5]" office:value-type="float" office:value="638606.5306430324">
            <text:p>638606.5306430324</text:p>
          </table:table-cell>
          <table:table-cell table:style-name="ce9" table:formula="of:=((([.$F$4]*[.E60]+[.$G$4])*[.E60]+[.$H$4])*[.E60]+[.$I$4])*[.E60]" office:value-type="float" office:value="62807117.167562336">
            <text:p>62807117.167562336</text:p>
          </table:table-cell>
          <table:table-cell table:style-name="ce8" table:formula="of:=[.H60]-[.H59]" office:value-type="float" office:value="642226.91709144413">
            <text:p>642226.91709144413</text:p>
          </table:table-cell>
          <table:table-cell table:number-columns-repeated="1024"/>
        </table:table-row>
        <table:table-row table:style-name="ro62">
          <table:table-cell table:number-columns-repeated="3"/>
          <table:table-cell table:formula="of:=[.D60]+1" office:value-type="float" office:value="53">
            <text:p>53</text:p>
          </table:table-cell>
          <table:table-cell table:style-name="ce4" table:formula="of:=[.D61]*[.$C$3]+[.$C$2]" office:value-type="float" office:value="53.210520833333334">
            <text:p>53.210520833333334</text:p>
          </table:table-cell>
          <table:table-cell/>
          <table:table-cell table:style-name="ce8" table:formula="of:=((([.$G$5]*[.E61])+[.$H$5])*[.E61]+[.$I$5])*[.E61]+[.$J$5]" office:value-type="float" office:value="625285.72575681331">
            <text:p>625285.72575681331</text:p>
          </table:table-cell>
          <table:table-cell table:style-name="ce9" table:formula="of:=((([.$F$4]*[.E61]+[.$G$4])*[.E61]+[.$H$4])*[.E61]+[.$I$4])*[.E61]" office:value-type="float" office:value="63435949.943625405">
            <text:p>63435949.943625405</text:p>
          </table:table-cell>
          <table:table-cell table:style-name="ce8" table:formula="of:=[.H61]-[.H60]" office:value-type="float" office:value="628832.7760630697">
            <text:p>628832.7760630697</text:p>
          </table:table-cell>
          <table:table-cell table:number-columns-repeated="1024"/>
        </table:table-row>
        <table:table-row table:style-name="ro63">
          <table:table-cell table:number-columns-repeated="3"/>
          <table:table-cell table:formula="of:=[.D61]+1" office:value-type="float" office:value="54">
            <text:p>54</text:p>
          </table:table-cell>
          <table:table-cell table:style-name="ce4" table:formula="of:=[.D62]*[.$C$3]+[.$C$2]" office:value-type="float" office:value="54.205624999999998">
            <text:p>54.205624999999998</text:p>
          </table:table-cell>
          <table:table-cell/>
          <table:table-cell table:style-name="ce8" table:formula="of:=((([.$G$5]*[.E62])+[.$H$5])*[.E62]+[.$I$5])*[.E62]+[.$J$5]" office:value-type="float" office:value="612232.11819451512">
            <text:p>612232.11819451512</text:p>
          </table:table-cell>
          <table:table-cell table:style-name="ce9" table:formula="of:=((([.$F$4]*[.E62]+[.$G$4])*[.E62]+[.$H$4])*[.E62]+[.$I$4])*[.E62]" office:value-type="float" office:value="64051661.26526764">
            <text:p>64051661.26526764</text:p>
          </table:table-cell>
          <table:table-cell table:style-name="ce8" table:formula="of:=[.H62]-[.H61]" office:value-type="float" office:value="615711.32164223492">
            <text:p>615711.32164223492</text:p>
          </table:table-cell>
          <table:table-cell table:number-columns-repeated="1024"/>
        </table:table-row>
        <table:table-row table:style-name="ro64">
          <table:table-cell table:number-columns-repeated="3"/>
          <table:table-cell table:formula="of:=[.D62]+1" office:value-type="float" office:value="55">
            <text:p>55</text:p>
          </table:table-cell>
          <table:table-cell table:style-name="ce4" table:formula="of:=[.D63]*[.$C$3]+[.$C$2]" office:value-type="float" office:value="55.200729166666669">
            <text:p>55.200729166666669</text:p>
          </table:table-cell>
          <table:table-cell/>
          <table:table-cell table:style-name="ce8" table:formula="of:=((([.$G$5]*[.E63])+[.$H$5])*[.E63]+[.$I$5])*[.E63]+[.$J$5]" office:value-type="float" office:value="599432.0458000307">
            <text:p>599432.0458000307</text:p>
          </table:table-cell>
          <table:table-cell table:style-name="ce9" table:formula="of:=((([.$F$4]*[.E63]+[.$G$4])*[.E63]+[.$H$4])*[.E63]+[.$I$4])*[.E63]" office:value-type="float" office:value="64654510.22382807">
            <text:p>64654510.22382807</text:p>
          </table:table-cell>
          <table:table-cell table:style-name="ce8" table:formula="of:=[.H63]-[.H62]" office:value-type="float" office:value="602848.95856042951">
            <text:p>602848.95856042951</text:p>
          </table:table-cell>
          <table:table-cell table:number-columns-repeated="1024"/>
        </table:table-row>
        <table:table-row table:style-name="ro65">
          <table:table-cell table:number-columns-repeated="3"/>
          <table:table-cell table:formula="of:=[.D63]+1" office:value-type="float" office:value="56">
            <text:p>56</text:p>
          </table:table-cell>
          <table:table-cell table:style-name="ce4" table:formula="of:=[.D64]*[.$C$3]+[.$C$2]" office:value-type="float" office:value="56.195833333333333">
            <text:p>56.195833333333333</text:p>
          </table:table-cell>
          <table:table-cell/>
          <table:table-cell table:style-name="ce8" table:formula="of:=((([.$G$5]*[.E64])+[.$H$5])*[.E64]+[.$I$5])*[.E64]+[.$J$5]" office:value-type="float" office:value="586871.84641725407">
            <text:p>586871.84641725407</text:p>
          </table:table-cell>
          <table:table-cell table:style-name="ce9" table:formula="of:=((([.$F$4]*[.E64]+[.$G$4])*[.E64]+[.$H$4])*[.E64]+[.$I$4])*[.E64]" office:value-type="float" office:value="65244742.31537728">
            <text:p>65244742.31537728</text:p>
          </table:table-cell>
          <table:table-cell table:style-name="ce8" table:formula="of:=[.H64]-[.H63]" office:value-type="float" office:value="590232.09154921025">
            <text:p>590232.09154921025</text:p>
          </table:table-cell>
          <table:table-cell table:number-columns-repeated="1024"/>
        </table:table-row>
        <table:table-row table:style-name="ro66">
          <table:table-cell table:number-columns-repeated="3"/>
          <table:table-cell table:formula="of:=[.D64]+1" office:value-type="float" office:value="57">
            <text:p>57</text:p>
          </table:table-cell>
          <table:table-cell table:style-name="ce4" table:formula="of:=[.D65]*[.$C$3]+[.$C$2]" office:value-type="float" office:value="57.190937499999997">
            <text:p>57.190937499999997</text:p>
          </table:table-cell>
          <table:table-cell/>
          <table:table-cell table:style-name="ce8" table:formula="of:=((([.$G$5]*[.E65])+[.$H$5])*[.E65]+[.$I$5])*[.E65]+[.$J$5]" office:value-type="float" office:value="574537.85789007763">
            <text:p>574537.85789007763</text:p>
          </table:table-cell>
          <table:table-cell table:style-name="ce9" table:formula="of:=((([.$F$4]*[.E65]+[.$G$4])*[.E65]+[.$H$4])*[.E65]+[.$I$4])*[.E65]" office:value-type="float" office:value="65822589.440717399">
            <text:p>65822589.440717399</text:p>
          </table:table-cell>
          <table:table-cell table:style-name="ce8" table:formula="of:=[.H65]-[.H64]" office:value-type="float" office:value="577847.125340119">
            <text:p>577847.125340119</text:p>
          </table:table-cell>
          <table:table-cell table:number-columns-repeated="1024"/>
        </table:table-row>
        <table:table-row table:style-name="ro67">
          <table:table-cell table:number-columns-repeated="3"/>
          <table:table-cell table:formula="of:=[.D65]+1" office:value-type="float" office:value="58">
            <text:p>58</text:p>
          </table:table-cell>
          <table:table-cell table:style-name="ce4" table:formula="of:=[.D66]*[.$C$3]+[.$C$2]" office:value-type="float" office:value="58.186041666666668">
            <text:p>58.186041666666668</text:p>
          </table:table-cell>
          <table:table-cell/>
          <table:table-cell table:style-name="ce8" table:formula="of:=((([.$G$5]*[.E66])+[.$H$5])*[.E66]+[.$I$5])*[.E66]+[.$J$5]" office:value-type="float" office:value="562416.41806239495">
            <text:p>562416.41806239495</text:p>
          </table:table-cell>
          <table:table-cell table:style-name="ce9" table:formula="of:=((([.$F$4]*[.E66]+[.$G$4])*[.E66]+[.$H$4])*[.E66]+[.$I$4])*[.E66]" office:value-type="float" office:value="66388269.905382022">
            <text:p>66388269.905382022</text:p>
          </table:table-cell>
          <table:table-cell table:style-name="ce8" table:formula="of:=[.H66]-[.H65]" office:value-type="float" office:value="565680.46466462314">
            <text:p>565680.46466462314</text:p>
          </table:table-cell>
          <table:table-cell table:number-columns-repeated="1024"/>
        </table:table-row>
        <table:table-row table:style-name="ro68">
          <table:table-cell table:number-columns-repeated="3"/>
          <table:table-cell table:formula="of:=[.D66]+1" office:value-type="float" office:value="59">
            <text:p>59</text:p>
          </table:table-cell>
          <table:table-cell table:style-name="ce4" table:formula="of:=[.D67]*[.$C$3]+[.$C$2]" office:value-type="float" office:value="59.181145833333332">
            <text:p>59.181145833333332</text:p>
          </table:table-cell>
          <table:table-cell/>
          <table:table-cell table:style-name="ce8" table:formula="of:=((([.$G$5]*[.E67])+[.$H$5])*[.E67]+[.$I$5])*[.E67]+[.$J$5]" office:value-type="float" office:value="550493.86477809888">
            <text:p>550493.86477809888</text:p>
          </table:table-cell>
          <table:table-cell table:style-name="ce9" table:formula="of:=((([.$F$4]*[.E67]+[.$G$4])*[.E67]+[.$H$4])*[.E67]+[.$I$4])*[.E67]" office:value-type="float" office:value="66941988.419636376">
            <text:p>66941988.419636376</text:p>
          </table:table-cell>
          <table:table-cell table:style-name="ce8" table:formula="of:=[.H67]-[.H66]" office:value-type="float" office:value="553718.51425435394">
            <text:p>553718.51425435394</text:p>
          </table:table-cell>
          <table:table-cell table:number-columns-repeated="1024"/>
        </table:table-row>
        <table:table-row table:style-name="ro69">
          <table:table-cell table:number-columns-repeated="3"/>
          <table:table-cell table:formula="of:=[.D67]+1" office:value-type="float" office:value="60">
            <text:p>60</text:p>
          </table:table-cell>
          <table:table-cell table:style-name="ce4" table:formula="of:=[.D68]*[.$C$3]+[.$C$2]" office:value-type="float" office:value="60.176249999999996">
            <text:p>60.176249999999996</text:p>
          </table:table-cell>
          <table:table-cell/>
          <table:table-cell table:style-name="ce8" table:formula="of:=((([.$G$5]*[.E68])+[.$H$5])*[.E68]+[.$I$5])*[.E68]+[.$J$5]" office:value-type="float" office:value="538756.53588108299">
            <text:p>538756.53588108299</text:p>
          </table:table-cell>
          <table:table-cell table:style-name="ce9" table:formula="of:=((([.$F$4]*[.E68]+[.$G$4])*[.E68]+[.$H$4])*[.E68]+[.$I$4])*[.E68]" office:value-type="float" office:value="67483936.09847714">
            <text:p>67483936.09847714</text:p>
          </table:table-cell>
          <table:table-cell table:style-name="ce8" table:formula="of:=[.H68]-[.H67]" office:value-type="float" office:value="541947.67884076387">
            <text:p>541947.67884076387</text:p>
          </table:table-cell>
          <table:table-cell table:number-columns-repeated="1024"/>
        </table:table-row>
        <table:table-row table:style-name="ro70">
          <table:table-cell table:number-columns-repeated="3"/>
          <table:table-cell table:formula="of:=[.D68]+1" office:value-type="float" office:value="61">
            <text:p>61</text:p>
          </table:table-cell>
          <table:table-cell table:style-name="ce4" table:formula="of:=[.D69]*[.$C$3]+[.$C$2]" office:value-type="float" office:value="61.171354166666667">
            <text:p>61.171354166666667</text:p>
          </table:table-cell>
          <table:table-cell/>
          <table:table-cell table:style-name="ce8" table:formula="of:=((([.$G$5]*[.E69])+[.$H$5])*[.E69]+[.$I$5])*[.E69]+[.$J$5]" office:value-type="float" office:value="527190.76921524038">
            <text:p>527190.76921524038</text:p>
          </table:table-cell>
          <table:table-cell table:style-name="ce9" table:formula="of:=((([.$F$4]*[.E69]+[.$G$4])*[.E69]+[.$H$4])*[.E69]+[.$I$4])*[.E69]" office:value-type="float" office:value="68014290.46163258">
            <text:p>68014290.46163258</text:p>
          </table:table-cell>
          <table:table-cell table:style-name="ce8" table:formula="of:=[.H69]-[.H68]" office:value-type="float" office:value="530354.3631554395">
            <text:p>530354.3631554395</text:p>
          </table:table-cell>
          <table:table-cell table:number-columns-repeated="1024"/>
        </table:table-row>
        <table:table-row table:style-name="ro71">
          <table:table-cell table:number-columns-repeated="3"/>
          <table:table-cell table:formula="of:=[.D69]+1" office:value-type="float" office:value="62">
            <text:p>62</text:p>
          </table:table-cell>
          <table:table-cell table:style-name="ce4" table:formula="of:=[.D70]*[.$C$3]+[.$C$2]" office:value-type="float" office:value="62.166458333333331">
            <text:p>62.166458333333331</text:p>
          </table:table-cell>
          <table:table-cell/>
          <table:table-cell table:style-name="ce8" table:formula="of:=((([.$G$5]*[.E70])+[.$H$5])*[.E70]+[.$I$5])*[.E70]+[.$J$5]" office:value-type="float" office:value="515782.9026244639">
            <text:p>515782.9026244639</text:p>
          </table:table-cell>
          <table:table-cell table:style-name="ce9" table:formula="of:=((([.$F$4]*[.E70]+[.$G$4])*[.E70]+[.$H$4])*[.E70]+[.$I$4])*[.E70]" office:value-type="float" office:value="68533215.433562428">
            <text:p>68533215.433562428</text:p>
          </table:table-cell>
          <table:table-cell table:style-name="ce8" table:formula="of:=[.H70]-[.H69]" office:value-type="float" office:value="518924.97192984819">
            <text:p>518924.97192984819</text:p>
          </table:table-cell>
          <table:table-cell table:number-columns-repeated="1024"/>
        </table:table-row>
        <table:table-row table:style-name="ro72">
          <table:table-cell table:number-columns-repeated="3"/>
          <table:table-cell table:formula="of:=[.D70]+1" office:value-type="float" office:value="63">
            <text:p>63</text:p>
          </table:table-cell>
          <table:table-cell table:style-name="ce4" table:formula="of:=[.D71]*[.$C$3]+[.$C$2]" office:value-type="float" office:value="63.161562500000002">
            <text:p>63.161562500000002</text:p>
          </table:table-cell>
          <table:table-cell/>
          <table:table-cell table:style-name="ce8" table:formula="of:=((([.$G$5]*[.E71])+[.$H$5])*[.E71]+[.$I$5])*[.E71]+[.$J$5]" office:value-type="float" office:value="504519.27395264711">
            <text:p>504519.27395264711</text:p>
          </table:table-cell>
          <table:table-cell table:style-name="ce9" table:formula="of:=((([.$F$4]*[.E71]+[.$G$4])*[.E71]+[.$H$4])*[.E71]+[.$I$4])*[.E71]" office:value-type="float" office:value="69040861.343458012">
            <text:p>69040861.343458012</text:p>
          </table:table-cell>
          <table:table-cell table:style-name="ce8" table:formula="of:=[.H71]-[.H70]" office:value-type="float" office:value="507645.90989558399">
            <text:p>507645.90989558399</text:p>
          </table:table-cell>
          <table:table-cell table:number-columns-repeated="1024"/>
        </table:table-row>
        <table:table-row table:style-name="ro73">
          <table:table-cell table:number-columns-repeated="3"/>
          <table:table-cell table:formula="of:=[.D71]+1" office:value-type="float" office:value="64">
            <text:p>64</text:p>
          </table:table-cell>
          <table:table-cell table:style-name="ce4" table:formula="of:=[.D72]*[.$C$3]+[.$C$2]" office:value-type="float" office:value="64.156666666666666">
            <text:p>64.156666666666666</text:p>
          </table:table-cell>
          <table:table-cell/>
          <table:table-cell table:style-name="ce8" table:formula="of:=((([.$G$5]*[.E72])+[.$H$5])*[.E72]+[.$I$5])*[.E72]+[.$J$5]" office:value-type="float" office:value="493386.22104368336">
            <text:p>493386.22104368336</text:p>
          </table:table-cell>
          <table:table-cell table:style-name="ce9" table:formula="of:=((([.$F$4]*[.E72]+[.$G$4])*[.E72]+[.$H$4])*[.E72]+[.$I$4])*[.E72]" office:value-type="float" office:value="69537364.925242171">
            <text:p>69537364.925242171</text:p>
          </table:table-cell>
          <table:table-cell table:style-name="ce8" table:formula="of:=[.H72]-[.H71]" office:value-type="float" office:value="496503.58178415895">
            <text:p>496503.58178415895</text:p>
          </table:table-cell>
          <table:table-cell table:number-columns-repeated="1024"/>
        </table:table-row>
        <table:table-row table:style-name="ro74">
          <table:table-cell table:number-columns-repeated="3"/>
          <table:table-cell table:formula="of:=[.D72]+1" office:value-type="float" office:value="65">
            <text:p>65</text:p>
          </table:table-cell>
          <table:table-cell table:style-name="ce4" table:formula="of:=[.D73]*[.$C$3]+[.$C$2]" office:value-type="float" office:value="65.15177083333333">
            <text:p>65.15177083333333</text:p>
          </table:table-cell>
          <table:table-cell/>
          <table:table-cell table:style-name="ce8" table:formula="of:=((([.$G$5]*[.E73])+[.$H$5])*[.E73]+[.$I$5])*[.E73]+[.$J$5]" office:value-type="float" office:value="482370.08174146549">
            <text:p>482370.08174146549</text:p>
          </table:table-cell>
          <table:table-cell table:style-name="ce9" table:formula="of:=((([.$F$4]*[.E73]+[.$G$4])*[.E73]+[.$H$4])*[.E73]+[.$I$4])*[.E73]" office:value-type="float" office:value="70022849.317569271">
            <text:p>70022849.317569271</text:p>
          </table:table-cell>
          <table:table-cell table:style-name="ce8" table:formula="of:=[.H73]-[.H72]" office:value-type="float" office:value="485484.39232710004">
            <text:p>485484.39232710004</text:p>
          </table:table-cell>
          <table:table-cell table:number-columns-repeated="1024"/>
        </table:table-row>
        <table:table-row table:style-name="ro75">
          <table:table-cell table:number-columns-repeated="3"/>
          <table:table-cell table:formula="of:=[.D73]+1" office:value-type="float" office:value="66">
            <text:p>66</text:p>
          </table:table-cell>
          <table:table-cell table:style-name="ce4" table:formula="of:=[.D74]*[.$C$3]+[.$C$2]" office:value-type="float" office:value="66.146874999999994">
            <text:p>66.146874999999994</text:p>
          </table:table-cell>
          <table:table-cell/>
          <table:table-cell table:style-name="ce8" table:formula="of:=((([.$G$5]*[.E74])+[.$H$5])*[.E74]+[.$I$5])*[.E74]+[.$J$5]" office:value-type="float" office:value="471457.1938898873">
            <text:p>471457.1938898873</text:p>
          </table:table-cell>
          <table:table-cell table:style-name="ce9" table:formula="of:=((([.$F$4]*[.E74]+[.$G$4])*[.E74]+[.$H$4])*[.E74]+[.$I$4])*[.E74]" office:value-type="float" office:value="70497424.063825205">
            <text:p>70497424.063825205</text:p>
          </table:table-cell>
          <table:table-cell table:style-name="ce8" table:formula="of:=[.H74]-[.H73]" office:value-type="float" office:value="474574.74625593424">
            <text:p>474574.74625593424</text:p>
          </table:table-cell>
          <table:table-cell table:number-columns-repeated="1024"/>
        </table:table-row>
        <table:table-row table:style-name="ro76">
          <table:table-cell table:number-columns-repeated="3"/>
          <table:table-cell table:formula="of:=[.D74]+1" office:value-type="float" office:value="67">
            <text:p>67</text:p>
          </table:table-cell>
          <table:table-cell table:style-name="ce4" table:formula="of:=[.D75]*[.$C$3]+[.$C$2]" office:value-type="float" office:value="67.141979166666673">
            <text:p>67.141979166666673</text:p>
          </table:table-cell>
          <table:table-cell/>
          <table:table-cell table:style-name="ce8" table:formula="of:=((([.$G$5]*[.E75])+[.$H$5])*[.E75]+[.$I$5])*[.E75]+[.$J$5]" office:value-type="float" office:value="460633.89533284097">
            <text:p>460633.89533284097</text:p>
          </table:table-cell>
          <table:table-cell table:style-name="ce9" table:formula="of:=((([.$F$4]*[.E75]+[.$G$4])*[.E75]+[.$H$4])*[.E75]+[.$I$4])*[.E75]" office:value-type="float" office:value="70961185.112127438">
            <text:p>70961185.112127438</text:p>
          </table:table-cell>
          <table:table-cell table:style-name="ce8" table:formula="of:=[.H75]-[.H74]" office:value-type="float" office:value="463761.04830223322">
            <text:p>463761.04830223322</text:p>
          </table:table-cell>
          <table:table-cell table:number-columns-repeated="1024"/>
        </table:table-row>
        <table:table-row table:style-name="ro77">
          <table:table-cell table:number-columns-repeated="3"/>
          <table:table-cell table:formula="of:=[.D75]+1" office:value-type="float" office:value="68">
            <text:p>68</text:p>
          </table:table-cell>
          <table:table-cell table:style-name="ce4" table:formula="of:=[.D76]*[.$C$3]+[.$C$2]" office:value-type="float" office:value="68.137083333333337">
            <text:p>68.137083333333337</text:p>
          </table:table-cell>
          <table:table-cell/>
          <table:table-cell table:style-name="ce8" table:formula="of:=((([.$G$5]*[.E76])+[.$H$5])*[.E76]+[.$I$5])*[.E76]+[.$J$5]" office:value-type="float" office:value="449886.52391422028">
            <text:p>449886.52391422028</text:p>
          </table:table-cell>
          <table:table-cell table:style-name="ce9" table:formula="of:=((([.$F$4]*[.E76]+[.$G$4])*[.E76]+[.$H$4])*[.E76]+[.$I$4])*[.E76]" office:value-type="float" office:value="71414214.815324903">
            <text:p>71414214.815324903</text:p>
          </table:table-cell>
          <table:table-cell table:style-name="ce8" table:formula="of:=[.H76]-[.H75]" office:value-type="float" office:value="453029.70319746435">
            <text:p>453029.70319746435</text:p>
          </table:table-cell>
          <table:table-cell table:number-columns-repeated="1024"/>
        </table:table-row>
        <table:table-row table:style-name="ro78">
          <table:table-cell table:number-columns-repeated="3"/>
          <table:table-cell table:formula="of:=[.D76]+1" office:value-type="float" office:value="69">
            <text:p>69</text:p>
          </table:table-cell>
          <table:table-cell table:style-name="ce4" table:formula="of:=[.D77]*[.$C$3]+[.$C$2]" office:value-type="float" office:value="69.132187500000001">
            <text:p>69.132187500000001</text:p>
          </table:table-cell>
          <table:table-cell/>
          <table:table-cell table:style-name="ce8" table:formula="of:=((([.$G$5]*[.E77])+[.$H$5])*[.E77]+[.$I$5])*[.E77]+[.$J$5]" office:value-type="float" office:value="439201.41747791832">
            <text:p>439201.41747791832</text:p>
          </table:table-cell>
          <table:table-cell table:style-name="ce9" table:formula="of:=((([.$F$4]*[.E77]+[.$G$4])*[.E77]+[.$H$4])*[.E77]+[.$I$4])*[.E77]" office:value-type="float" office:value="71856581.930998117">
            <text:p>71856581.930998117</text:p>
          </table:table-cell>
          <table:table-cell table:style-name="ce8" table:formula="of:=[.H77]-[.H76]" office:value-type="float" office:value="442367.1156732142">
            <text:p>442367.1156732142</text:p>
          </table:table-cell>
          <table:table-cell table:number-columns-repeated="1024"/>
        </table:table-row>
        <table:table-row table:style-name="ro79">
          <table:table-cell table:number-columns-repeated="3"/>
          <table:table-cell table:formula="of:=[.D77]+1" office:value-type="float" office:value="70">
            <text:p>70</text:p>
          </table:table-cell>
          <table:table-cell table:style-name="ce4" table:formula="of:=[.D78]*[.$C$3]+[.$C$2]" office:value-type="float" office:value="70.127291666666665">
            <text:p>70.127291666666665</text:p>
          </table:table-cell>
          <table:table-cell/>
          <table:table-cell table:style-name="ce8" table:formula="of:=((([.$G$5]*[.E78])+[.$H$5])*[.E78]+[.$I$5])*[.E78]+[.$J$5]" office:value-type="float" office:value="428564.91386782844">
            <text:p>428564.91386782844</text:p>
          </table:table-cell>
          <table:table-cell table:style-name="ce9" table:formula="of:=((([.$F$4]*[.E78]+[.$G$4])*[.E78]+[.$H$4])*[.E78]+[.$I$4])*[.E78]" office:value-type="float" office:value="72288341.621459112">
            <text:p>72288341.621459112</text:p>
          </table:table-cell>
          <table:table-cell table:style-name="ce8" table:formula="of:=[.H78]-[.H77]" office:value-type="float" office:value="431759.69046099484">
            <text:p>431759.69046099484</text:p>
          </table:table-cell>
          <table:table-cell table:number-columns-repeated="1024"/>
        </table:table-row>
        <table:table-row table:style-name="ro80">
          <table:table-cell table:number-columns-repeated="3"/>
          <table:table-cell table:formula="of:=[.D78]+1" office:value-type="float" office:value="71">
            <text:p>71</text:p>
          </table:table-cell>
          <table:table-cell table:style-name="ce4" table:formula="of:=[.D79]*[.$C$3]+[.$C$2]" office:value-type="float" office:value="71.122395833333329">
            <text:p>71.122395833333329</text:p>
          </table:table-cell>
          <table:table-cell/>
          <table:table-cell table:style-name="ce8" table:formula="of:=((([.$G$5]*[.E79])+[.$H$5])*[.E79]+[.$I$5])*[.E79]+[.$J$5]" office:value-type="float" office:value="417963.35092784348">
            <text:p>417963.35092784348</text:p>
          </table:table-cell>
          <table:table-cell table:style-name="ce9" table:formula="of:=((([.$F$4]*[.E79]+[.$G$4])*[.E79]+[.$H$4])*[.E79]+[.$I$4])*[.E79]" office:value-type="float" office:value="72709535.45375143">
            <text:p>72709535.45375143</text:p>
          </table:table-cell>
          <table:table-cell table:style-name="ce8" table:formula="of:=[.H79]-[.H78]" office:value-type="float" office:value="421193.83229231834">
            <text:p>421193.83229231834</text:p>
          </table:table-cell>
          <table:table-cell table:number-columns-repeated="1024"/>
        </table:table-row>
        <table:table-row table:style-name="ro81">
          <table:table-cell table:number-columns-repeated="3"/>
          <table:table-cell table:formula="of:=[.D79]+1" office:value-type="float" office:value="72">
            <text:p>72</text:p>
          </table:table-cell>
          <table:table-cell table:style-name="ce4" table:formula="of:=[.D80]*[.$C$3]+[.$C$2]" office:value-type="float" office:value="72.117500000000007">
            <text:p>72.117500000000007</text:p>
          </table:table-cell>
          <table:table-cell/>
          <table:table-cell table:style-name="ce8" table:formula="of:=((([.$G$5]*[.E80])+[.$H$5])*[.E80]+[.$I$5])*[.E80]+[.$J$5]" office:value-type="float" office:value="407383.06650185725">
            <text:p>407383.06650185725</text:p>
          </table:table-cell>
          <table:table-cell table:style-name="ce9" table:formula="of:=((([.$F$4]*[.E80]+[.$G$4])*[.E80]+[.$H$4])*[.E80]+[.$I$4])*[.E80]" office:value-type="float" office:value="73120191.399650201">
            <text:p>73120191.399650201</text:p>
          </table:table-cell>
          <table:table-cell table:style-name="ce8" table:formula="of:=[.H80]-[.H79]" office:value-type="float" office:value="410655.94589877129">
            <text:p>410655.94589877129</text:p>
          </table:table-cell>
          <table:table-cell table:number-columns-repeated="1024"/>
        </table:table-row>
        <table:table-row table:style-name="ro82">
          <table:table-cell table:number-columns-repeated="3"/>
          <table:table-cell table:formula="of:=[.D80]+1" office:value-type="float" office:value="73">
            <text:p>73</text:p>
          </table:table-cell>
          <table:table-cell table:style-name="ce4" table:formula="of:=[.D81]*[.$C$3]+[.$C$2]" office:value-type="float" office:value="73.112604166666671">
            <text:p>73.112604166666671</text:p>
          </table:table-cell>
          <table:table-cell/>
          <table:table-cell table:style-name="ce8" table:formula="of:=((([.$G$5]*[.E81])+[.$H$5])*[.E81]+[.$I$5])*[.E81]+[.$J$5]" office:value-type="float" office:value="396810.3984337626">
            <text:p>396810.3984337626</text:p>
          </table:table-cell>
          <table:table-cell table:style-name="ce9" table:formula="of:=((([.$F$4]*[.E81]+[.$G$4])*[.E81]+[.$H$4])*[.E81]+[.$I$4])*[.E81]" office:value-type="float" office:value="73520323.835662067">
            <text:p>73520323.835662067</text:p>
          </table:table-cell>
          <table:table-cell table:style-name="ce8" table:formula="of:=[.H81]-[.H80]" office:value-type="float" office:value="400132.43601186574">
            <text:p>400132.43601186574</text:p>
          </table:table-cell>
          <table:table-cell table:number-columns-repeated="1024"/>
        </table:table-row>
        <table:table-row table:style-name="ro83">
          <table:table-cell table:number-columns-repeated="3"/>
          <table:table-cell table:formula="of:=[.D81]+1" office:value-type="float" office:value="74">
            <text:p>74</text:p>
          </table:table-cell>
          <table:table-cell table:style-name="ce4" table:formula="of:=[.D82]*[.$C$3]+[.$C$2]" office:value-type="float" office:value="74.107708333333335">
            <text:p>74.107708333333335</text:p>
          </table:table-cell>
          <table:table-cell/>
          <table:table-cell table:style-name="ce8" table:formula="of:=((([.$G$5]*[.E82])+[.$H$5])*[.E82]+[.$I$5])*[.E82]+[.$J$5]" office:value-type="float" office:value="386231.68456745264">
            <text:p>386231.68456745264</text:p>
          </table:table-cell>
          <table:table-cell table:style-name="ce9" table:formula="of:=((([.$F$4]*[.E82]+[.$G$4])*[.E82]+[.$H$4])*[.E82]+[.$I$4])*[.E82]" office:value-type="float" office:value="73909933.543025121">
            <text:p>73909933.543025121</text:p>
          </table:table-cell>
          <table:table-cell table:style-name="ce8" table:formula="of:=[.H82]-[.H81]" office:value-type="float" office:value="389609.70736305416">
            <text:p>389609.70736305416</text:p>
          </table:table-cell>
          <table:table-cell table:number-columns-repeated="1024"/>
        </table:table-row>
        <table:table-row table:style-name="ro84">
          <table:table-cell table:number-columns-repeated="3"/>
          <table:table-cell table:formula="of:=[.D82]+1" office:value-type="float" office:value="75">
            <text:p>75</text:p>
          </table:table-cell>
          <table:table-cell table:style-name="ce4" table:formula="of:=[.D83]*[.$C$3]+[.$C$2]" office:value-type="float" office:value="75.102812499999999">
            <text:p>75.102812499999999</text:p>
          </table:table-cell>
          <table:table-cell/>
          <table:table-cell table:style-name="ce8" table:formula="of:=((([.$G$5]*[.E83])+[.$H$5])*[.E83]+[.$I$5])*[.E83]+[.$J$5]" office:value-type="float" office:value="375633.26274682046">
            <text:p>375633.26274682046</text:p>
          </table:table-cell>
          <table:table-cell table:style-name="ce9" table:formula="of:=((([.$F$4]*[.E83]+[.$G$4])*[.E83]+[.$H$4])*[.E83]+[.$I$4])*[.E83]" office:value-type="float" office:value="74289007.707709119">
            <text:p>74289007.707709119</text:p>
          </table:table-cell>
          <table:table-cell table:style-name="ce8" table:formula="of:=[.H83]-[.H82]" office:value-type="float" office:value="379074.16468399763">
            <text:p>379074.16468399763</text:p>
          </table:table-cell>
          <table:table-cell table:number-columns-repeated="1024"/>
        </table:table-row>
        <table:table-row table:style-name="ro85">
          <table:table-cell table:number-columns-repeated="3"/>
          <table:table-cell table:formula="of:=[.D83]+1" office:value-type="float" office:value="76">
            <text:p>76</text:p>
          </table:table-cell>
          <table:table-cell table:style-name="ce4" table:formula="of:=[.D84]*[.$C$3]+[.$C$2]" office:value-type="float" office:value="76.097916666666663">
            <text:p>76.097916666666663</text:p>
          </table:table-cell>
          <table:table-cell/>
          <table:table-cell table:style-name="ce8" table:formula="of:=((([.$G$5]*[.E84])+[.$H$5])*[.E84]+[.$I$5])*[.E84]+[.$J$5]" office:value-type="float" office:value="365001.47081575985">
            <text:p>365001.47081575985</text:p>
          </table:table-cell>
          <table:table-cell table:style-name="ce9" table:formula="of:=((([.$F$4]*[.E84]+[.$G$4])*[.E84]+[.$H$4])*[.E84]+[.$I$4])*[.E84]" office:value-type="float" office:value="74657519.920415267">
            <text:p>74657519.920415267</text:p>
          </table:table-cell>
          <table:table-cell table:style-name="ce8" table:formula="of:=[.H84]-[.H83]" office:value-type="float" office:value="368512.21270614862">
            <text:p>368512.21270614862</text:p>
          </table:table-cell>
          <table:table-cell table:number-columns-repeated="1024"/>
        </table:table-row>
        <table:table-row table:style-name="ro86">
          <table:table-cell table:number-columns-repeated="3"/>
          <table:table-cell table:formula="of:=[.D84]+1" office:value-type="float" office:value="77">
            <text:p>77</text:p>
          </table:table-cell>
          <table:table-cell table:style-name="ce4" table:formula="of:=[.D85]*[.$C$3]+[.$C$2]" office:value-type="float" office:value="77.093020833333327">
            <text:p>77.093020833333327</text:p>
          </table:table-cell>
          <table:table-cell/>
          <table:table-cell table:style-name="ce8" table:formula="of:=((([.$G$5]*[.E85])+[.$H$5])*[.E85]+[.$I$5])*[.E85]+[.$J$5]" office:value-type="float" office:value="354322.64661816298">
            <text:p>354322.64661816298</text:p>
          </table:table-cell>
          <table:table-cell table:style-name="ce9" table:formula="of:=((([.$F$4]*[.E85]+[.$G$4])*[.E85]+[.$H$4])*[.E85]+[.$I$4])*[.E85]" office:value-type="float" office:value="75015430.176576316">
            <text:p>75015430.176576316</text:p>
          </table:table-cell>
          <table:table-cell table:style-name="ce8" table:formula="of:=[.H85]-[.H84]" office:value-type="float" office:value="357910.25616104901">
            <text:p>357910.25616104901</text:p>
          </table:table-cell>
          <table:table-cell table:number-columns-repeated="1024"/>
        </table:table-row>
        <table:table-row table:style-name="ro87">
          <table:table-cell table:number-columns-repeated="3"/>
          <table:table-cell table:formula="of:=[.D85]+1" office:value-type="float" office:value="78">
            <text:p>78</text:p>
          </table:table-cell>
          <table:table-cell table:style-name="ce4" table:formula="of:=[.D86]*[.$C$3]+[.$C$2]" office:value-type="float" office:value="78.088125000000005">
            <text:p>78.088125000000005</text:p>
          </table:table-cell>
          <table:table-cell/>
          <table:table-cell table:style-name="ce8" table:formula="of:=((([.$G$5]*[.E86])+[.$H$5])*[.E86]+[.$I$5])*[.E86]+[.$J$5]" office:value-type="float" office:value="343583.12799792388">
            <text:p>343583.12799792388</text:p>
          </table:table-cell>
          <table:table-cell table:style-name="ce9" table:formula="of:=((([.$F$4]*[.E86]+[.$G$4])*[.E86]+[.$H$4])*[.E86]+[.$I$4])*[.E86]" office:value-type="float" office:value="75362684.876356617">
            <text:p>75362684.876356617</text:p>
          </table:table-cell>
          <table:table-cell table:style-name="ce8" table:formula="of:=[.H86]-[.H85]" office:value-type="float" office:value="347254.69978030026">
            <text:p>347254.69978030026</text:p>
          </table:table-cell>
          <table:table-cell table:number-columns-repeated="1024"/>
        </table:table-row>
        <table:table-row table:style-name="ro88">
          <table:table-cell table:number-columns-repeated="3"/>
          <table:table-cell table:formula="of:=[.D86]+1" office:value-type="float" office:value="79">
            <text:p>79</text:p>
          </table:table-cell>
          <table:table-cell table:style-name="ce4" table:formula="of:=[.D87]*[.$C$3]+[.$C$2]" office:value-type="float" office:value="79.083229166666669">
            <text:p>79.083229166666669</text:p>
          </table:table-cell>
          <table:table-cell/>
          <table:table-cell table:style-name="ce8" table:formula="of:=((([.$G$5]*[.E87])+[.$H$5])*[.E87]+[.$I$5])*[.E87]+[.$J$5]" office:value-type="float" office:value="332769.2527989354">
            <text:p>332769.2527989354</text:p>
          </table:table-cell>
          <table:table-cell table:style-name="ce9" table:formula="of:=((([.$F$4]*[.E87]+[.$G$4])*[.E87]+[.$H$4])*[.E87]+[.$I$4])*[.E87]" office:value-type="float" office:value="75699216.824651897">
            <text:p>75699216.824651897</text:p>
          </table:table-cell>
          <table:table-cell table:style-name="ce8" table:formula="of:=[.H87]-[.H86]" office:value-type="float" office:value="336531.94829528034">
            <text:p>336531.94829528034</text:p>
          </table:table-cell>
          <table:table-cell table:number-columns-repeated="1024"/>
        </table:table-row>
        <table:table-row table:style-name="ro89">
          <table:table-cell table:number-columns-repeated="3"/>
          <table:table-cell table:formula="of:=[.D87]+1" office:value-type="float" office:value="80">
            <text:p>80</text:p>
          </table:table-cell>
          <table:table-cell table:style-name="ce4" table:formula="of:=[.D88]*[.$C$3]+[.$C$2]" office:value-type="float" office:value="80.078333333333333">
            <text:p>80.078333333333333</text:p>
          </table:table-cell>
          <table:table-cell/>
          <table:table-cell table:style-name="ce8" table:formula="of:=((([.$G$5]*[.E88])+[.$H$5])*[.E88]+[.$I$5])*[.E88]+[.$J$5]" office:value-type="float" office:value="321867.35886509134">
            <text:p>321867.35886509134</text:p>
          </table:table-cell>
          <table:table-cell table:style-name="ce9" table:formula="of:=((([.$F$4]*[.E88]+[.$G$4])*[.E88]+[.$H$4])*[.E88]+[.$I$4])*[.E88]" office:value-type="float" office:value="76024945.231089577">
            <text:p>76024945.231089577</text:p>
          </table:table-cell>
          <table:table-cell table:style-name="ce8" table:formula="of:=[.H88]-[.H87]" office:value-type="float" office:value="325728.40643768013">
            <text:p>325728.40643768013</text:p>
          </table:table-cell>
          <table:table-cell table:number-columns-repeated="1024"/>
        </table:table-row>
        <table:table-row table:style-name="ro90">
          <table:table-cell table:number-columns-repeated="3"/>
          <table:table-cell table:formula="of:=[.D88]+1" office:value-type="float" office:value="81">
            <text:p>81</text:p>
          </table:table-cell>
          <table:table-cell table:style-name="ce4" table:formula="of:=[.D89]*[.$C$3]+[.$C$2]" office:value-type="float" office:value="81.073437499999997">
            <text:p>81.073437499999997</text:p>
          </table:table-cell>
          <table:table-cell/>
          <table:table-cell table:style-name="ce8" table:formula="of:=((([.$G$5]*[.E89])+[.$H$5])*[.E89]+[.$I$5])*[.E89]+[.$J$5]" office:value-type="float" office:value="310863.78404028388">
            <text:p>310863.78404028388</text:p>
          </table:table-cell>
          <table:table-cell table:style-name="ce9" table:formula="of:=((([.$F$4]*[.E89]+[.$G$4])*[.E89]+[.$H$4])*[.E89]+[.$I$4])*[.E89]" office:value-type="float" office:value="76339775.710028529">
            <text:p>76339775.710028529</text:p>
          </table:table-cell>
          <table:table-cell table:style-name="ce8" table:formula="of:=[.H89]-[.H88]" office:value-type="float" office:value="314830.47893895209">
            <text:p>314830.47893895209</text:p>
          </table:table-cell>
          <table:table-cell table:number-columns-repeated="1024"/>
        </table:table-row>
        <table:table-row table:style-name="ro91">
          <table:table-cell table:number-columns-repeated="3"/>
          <table:table-cell table:formula="of:=[.D89]+1" office:value-type="float" office:value="82">
            <text:p>82</text:p>
          </table:table-cell>
          <table:table-cell table:style-name="ce4" table:formula="of:=[.D90]*[.$C$3]+[.$C$2]" office:value-type="float" office:value="82.068541666666661">
            <text:p>82.068541666666661</text:p>
          </table:table-cell>
          <table:table-cell/>
          <table:table-cell table:style-name="ce8" table:formula="of:=((([.$G$5]*[.E90])+[.$H$5])*[.E90]+[.$I$5])*[.E90]+[.$J$5]" office:value-type="float" office:value="299744.86616840702">
            <text:p>299744.86616840702</text:p>
          </table:table-cell>
          <table:table-cell table:style-name="ce9" table:formula="of:=((([.$F$4]*[.E90]+[.$G$4])*[.E90]+[.$H$4])*[.E90]+[.$I$4])*[.E90]" office:value-type="float" office:value="76643600.280559197">
            <text:p>76643600.280559197</text:p>
          </table:table-cell>
          <table:table-cell table:style-name="ce8" table:formula="of:=[.H90]-[.H89]" office:value-type="float" office:value="303824.5705306679">
            <text:p>303824.5705306679</text:p>
          </table:table-cell>
          <table:table-cell table:number-columns-repeated="1024"/>
        </table:table-row>
        <table:table-row table:style-name="ro92">
          <table:table-cell table:number-columns-repeated="3"/>
          <table:table-cell table:formula="of:=[.D90]+1" office:value-type="float" office:value="83">
            <text:p>83</text:p>
          </table:table-cell>
          <table:table-cell table:style-name="ce4" table:formula="of:=[.D91]*[.$C$3]+[.$C$2]" office:value-type="float" office:value="83.063645833333339">
            <text:p>83.063645833333339</text:p>
          </table:table-cell>
          <table:table-cell/>
          <table:table-cell table:style-name="ce8" table:formula="of:=((([.$G$5]*[.E91])+[.$H$5])*[.E91]+[.$I$5])*[.E91]+[.$J$5]" office:value-type="float" office:value="288496.94309335365">
            <text:p>288496.94309335365</text:p>
          </table:table-cell>
          <table:table-cell table:style-name="ce9" table:formula="of:=((([.$F$4]*[.E91]+[.$G$4])*[.E91]+[.$H$4])*[.E91]+[.$I$4])*[.E91]" office:value-type="float" office:value="76936297.366503507">
            <text:p>76936297.366503507</text:p>
          </table:table-cell>
          <table:table-cell table:style-name="ce8" table:formula="of:=[.H91]-[.H90]" office:value-type="float" office:value="292697.08594430983">
            <text:p>292697.08594430983</text:p>
          </table:table-cell>
          <table:table-cell table:number-columns-repeated="1024"/>
        </table:table-row>
        <table:table-row table:style-name="ro93">
          <table:table-cell table:number-columns-repeated="3"/>
          <table:table-cell table:formula="of:=[.D91]+1" office:value-type="float" office:value="84">
            <text:p>84</text:p>
          </table:table-cell>
          <table:table-cell table:style-name="ce4" table:formula="of:=[.D92]*[.$C$3]+[.$C$2]" office:value-type="float" office:value="84.058750000000003">
            <text:p>84.058750000000003</text:p>
          </table:table-cell>
          <table:table-cell/>
          <table:table-cell table:style-name="ce8" table:formula="of:=((([.$G$5]*[.E92])+[.$H$5])*[.E92]+[.$I$5])*[.E92]+[.$J$5]" office:value-type="float" office:value="277106.35265901661">
            <text:p>277106.35265901661</text:p>
          </table:table-cell>
          <table:table-cell table:style-name="ce9" table:formula="of:=((([.$F$4]*[.E92]+[.$G$4])*[.E92]+[.$H$4])*[.E92]+[.$I$4])*[.E92]" office:value-type="float" office:value="77217731.796414956">
            <text:p>77217731.796414956</text:p>
          </table:table-cell>
          <table:table-cell table:style-name="ce8" table:formula="of:=[.H92]-[.H91]" office:value-type="float" office:value="281434.42991144955">
            <text:p>281434.42991144955</text:p>
          </table:table-cell>
          <table:table-cell table:number-columns-repeated="1024"/>
        </table:table-row>
        <table:table-row table:style-name="ro94">
          <table:table-cell table:number-columns-repeated="3"/>
          <table:table-cell table:formula="of:=[.D92]+1" office:value-type="float" office:value="85">
            <text:p>85</text:p>
          </table:table-cell>
          <table:table-cell table:style-name="ce4" table:formula="of:=[.D93]*[.$C$3]+[.$C$2]" office:value-type="float" office:value="85.053854166666667">
            <text:p>85.053854166666667</text:p>
          </table:table-cell>
          <table:table-cell/>
          <table:table-cell table:style-name="ce8" table:formula="of:=((([.$G$5]*[.E93])+[.$H$5])*[.E93]+[.$I$5])*[.E93]+[.$J$5]" office:value-type="float" office:value="265559.43270928948">
            <text:p>265559.43270928948</text:p>
          </table:table-cell>
          <table:table-cell table:style-name="ce9" table:formula="of:=((([.$F$4]*[.E93]+[.$G$4])*[.E93]+[.$H$4])*[.E93]+[.$I$4])*[.E93]" office:value-type="float" office:value="77487754.803578526">
            <text:p>77487754.803578526</text:p>
          </table:table-cell>
          <table:table-cell table:style-name="ce8" table:formula="of:=[.H93]-[.H92]" office:value-type="float" office:value="270023.00716356933">
            <text:p>270023.00716356933</text:p>
          </table:table-cell>
          <table:table-cell table:number-columns-repeated="1024"/>
        </table:table-row>
        <table:table-row table:style-name="ro95">
          <table:table-cell table:number-columns-repeated="3"/>
          <table:table-cell table:formula="of:=[.D93]+1" office:value-type="float" office:value="86">
            <text:p>86</text:p>
          </table:table-cell>
          <table:table-cell table:style-name="ce4" table:formula="of:=[.D94]*[.$C$3]+[.$C$2]" office:value-type="float" office:value="86.048958333333331">
            <text:p>86.048958333333331</text:p>
          </table:table-cell>
          <table:table-cell/>
          <table:table-cell table:style-name="ce8" table:formula="of:=((([.$G$5]*[.E94])+[.$H$5])*[.E94]+[.$I$5])*[.E94]+[.$J$5]" office:value-type="float" office:value="253842.52108806558">
            <text:p>253842.52108806558</text:p>
          </table:table-cell>
          <table:table-cell table:style-name="ce9" table:formula="of:=((([.$F$4]*[.E94]+[.$G$4])*[.E94]+[.$H$4])*[.E94]+[.$I$4])*[.E94]" office:value-type="float" office:value="77746204.026010841">
            <text:p>77746204.026010841</text:p>
          </table:table-cell>
          <table:table-cell table:style-name="ce8" table:formula="of:=[.H94]-[.H93]" office:value-type="float" office:value="258449.22243231535">
            <text:p>258449.22243231535</text:p>
          </table:table-cell>
          <table:table-cell table:number-columns-repeated="1024"/>
        </table:table-row>
        <table:table-row table:style-name="ro96">
          <table:table-cell table:number-columns-repeated="3"/>
          <table:table-cell table:formula="of:=[.D94]+1" office:value-type="float" office:value="87">
            <text:p>87</text:p>
          </table:table-cell>
          <table:table-cell table:style-name="ce4" table:formula="of:=[.D95]*[.$C$3]+[.$C$2]" office:value-type="float" office:value="87.044062499999995">
            <text:p>87.044062499999995</text:p>
          </table:table-cell>
          <table:table-cell/>
          <table:table-cell table:style-name="ce8" table:formula="of:=((([.$G$5]*[.E95])+[.$H$5])*[.E95]+[.$I$5])*[.E95]+[.$J$5]" office:value-type="float" office:value="241941.95563923777">
            <text:p>241941.95563923777</text:p>
          </table:table-cell>
          <table:table-cell table:style-name="ce9" table:formula="of:=((([.$F$4]*[.E95]+[.$G$4])*[.E95]+[.$H$4])*[.E95]+[.$I$4])*[.E95]" office:value-type="float" office:value="77992903.506459936">
            <text:p>77992903.506459936</text:p>
          </table:table-cell>
          <table:table-cell table:style-name="ce8" table:formula="of:=[.H95]-[.H94]" office:value-type="float" office:value="246699.48044909537">
            <text:p>246699.48044909537</text:p>
          </table:table-cell>
          <table:table-cell table:number-columns-repeated="1024"/>
        </table:table-row>
        <table:table-row table:style-name="ro97">
          <table:table-cell table:number-columns-repeated="3"/>
          <table:table-cell table:formula="of:=[.D95]+1" office:value-type="float" office:value="88">
            <text:p>88</text:p>
          </table:table-cell>
          <table:table-cell table:style-name="ce4" table:formula="of:=[.D96]*[.$C$3]+[.$C$2]" office:value-type="float" office:value="88.039166666666659">
            <text:p>88.039166666666659</text:p>
          </table:table-cell>
          <table:table-cell/>
          <table:table-cell table:style-name="ce8" table:formula="of:=((([.$G$5]*[.E96])+[.$H$5])*[.E96]+[.$I$5])*[.E96]+[.$J$5]" office:value-type="float" office:value="229844.07420670008">
            <text:p>229844.07420670008</text:p>
          </table:table-cell>
          <table:table-cell table:style-name="ce9" table:formula="of:=((([.$F$4]*[.E96]+[.$G$4])*[.E96]+[.$H$4])*[.E96]+[.$I$4])*[.E96]" office:value-type="float" office:value="78227663.692405447">
            <text:p>78227663.692405447</text:p>
          </table:table-cell>
          <table:table-cell table:style-name="ce8" table:formula="of:=[.H96]-[.H95]" office:value-type="float" office:value="234760.18594551086">
            <text:p>234760.18594551086</text:p>
          </table:table-cell>
          <table:table-cell table:number-columns-repeated="1024"/>
        </table:table-row>
        <table:table-row table:style-name="ro98">
          <table:table-cell table:number-columns-repeated="3"/>
          <table:table-cell table:formula="of:=[.D96]+1" office:value-type="float" office:value="89">
            <text:p>89</text:p>
          </table:table-cell>
          <table:table-cell table:style-name="ce4" table:formula="of:=[.D97]*[.$C$3]+[.$C$2]" office:value-type="float" office:value="89.034270833333338">
            <text:p>89.034270833333338</text:p>
          </table:table-cell>
          <table:table-cell/>
          <table:table-cell table:style-name="ce8" table:formula="of:=((([.$G$5]*[.E97])+[.$H$5])*[.E97]+[.$I$5])*[.E97]+[.$J$5]" office:value-type="float" office:value="217535.21463434445">
            <text:p>217535.21463434445</text:p>
          </table:table-cell>
          <table:table-cell table:style-name="ce9" table:formula="of:=((([.$F$4]*[.E97]+[.$G$4])*[.E97]+[.$H$4])*[.E97]+[.$I$4])*[.E97]" office:value-type="float" office:value="78450281.436058536">
            <text:p>78450281.436058536</text:p>
          </table:table-cell>
          <table:table-cell table:style-name="ce8" table:formula="of:=[.H97]-[.H96]" office:value-type="float" office:value="222617.74365308881">
            <text:p>222617.74365308881</text:p>
          </table:table-cell>
          <table:table-cell table:number-columns-repeated="1024"/>
        </table:table-row>
        <table:table-row table:style-name="ro99">
          <table:table-cell table:number-columns-repeated="3"/>
          <table:table-cell table:formula="of:=[.D97]+1" office:value-type="float" office:value="90">
            <text:p>90</text:p>
          </table:table-cell>
          <table:table-cell table:style-name="ce4" table:formula="of:=[.D98]*[.$C$3]+[.$C$2]" office:value-type="float" office:value="90.029375000000002">
            <text:p>90.029375000000002</text:p>
          </table:table-cell>
          <table:table-cell/>
          <table:table-cell table:style-name="ce8" table:formula="of:=((([.$G$5]*[.E98])+[.$H$5])*[.E98]+[.$I$5])*[.E98]+[.$J$5]" office:value-type="float" office:value="205001.71476606489">
            <text:p>205001.71476606489</text:p>
          </table:table-cell>
          <table:table-cell table:style-name="ce9" table:formula="of:=((([.$F$4]*[.E98]+[.$G$4])*[.E98]+[.$H$4])*[.E98]+[.$I$4])*[.E98]" office:value-type="float" office:value="78660539.994361833">
            <text:p>78660539.994361833</text:p>
          </table:table-cell>
          <table:table-cell table:style-name="ce8" table:formula="of:=[.H98]-[.H97]" office:value-type="float" office:value="210258.55830329657">
            <text:p>210258.55830329657</text:p>
          </table:table-cell>
          <table:table-cell table:number-columns-repeated="1024"/>
        </table:table-row>
        <table:table-row table:style-name="ro100">
          <table:table-cell table:number-columns-repeated="3"/>
          <table:table-cell table:formula="of:=[.D98]+1" office:value-type="float" office:value="91">
            <text:p>91</text:p>
          </table:table-cell>
          <table:table-cell table:style-name="ce4" table:formula="of:=[.D99]*[.$C$3]+[.$C$2]" office:value-type="float" office:value="91.024479166666666">
            <text:p>91.024479166666666</text:p>
          </table:table-cell>
          <table:table-cell/>
          <table:table-cell table:style-name="ce8" table:formula="of:=((([.$G$5]*[.E99])+[.$H$5])*[.E99]+[.$I$5])*[.E99]+[.$J$5]" office:value-type="float" office:value="192229.91244575474">
            <text:p>192229.91244575474</text:p>
          </table:table-cell>
          <table:table-cell table:style-name="ce9" table:formula="of:=((([.$F$4]*[.E99]+[.$G$4])*[.E99]+[.$H$4])*[.E99]+[.$I$4])*[.E99]" office:value-type="float" office:value="78858209.028989598">
            <text:p>78858209.028989598</text:p>
          </table:table-cell>
          <table:table-cell table:style-name="ce8" table:formula="of:=[.H99]-[.H98]" office:value-type="float" office:value="197669.03462776542">
            <text:p>197669.03462776542</text:p>
          </table:table-cell>
          <table:table-cell table:number-columns-repeated="1024"/>
        </table:table-row>
        <table:table-row table:style-name="ro101">
          <table:table-cell table:number-columns-repeated="3"/>
          <table:table-cell table:formula="of:=[.D99]+1" office:value-type="float" office:value="92">
            <text:p>92</text:p>
          </table:table-cell>
          <table:table-cell table:style-name="ce4" table:formula="of:=[.D100]*[.$C$3]+[.$C$2]" office:value-type="float" office:value="92.01958333333333">
            <text:p>92.01958333333333</text:p>
          </table:table-cell>
          <table:table-cell/>
          <table:table-cell table:style-name="ce8" table:formula="of:=((([.$G$5]*[.E100])+[.$H$5])*[.E100]+[.$I$5])*[.E100]+[.$J$5]" office:value-type="float" office:value="179206.1455173064">
            <text:p>179206.1455173064</text:p>
          </table:table-cell>
          <table:table-cell table:style-name="ce9" table:formula="of:=((([.$F$4]*[.E100]+[.$G$4])*[.E100]+[.$H$4])*[.E100]+[.$I$4])*[.E100]" office:value-type="float" office:value="79043044.606347576">
            <text:p>79043044.606347576</text:p>
          </table:table-cell>
          <table:table-cell table:style-name="ce8" table:formula="of:=[.H100]-[.H99]" office:value-type="float" office:value="184835.57735797763">
            <text:p>184835.57735797763</text:p>
          </table:table-cell>
          <table:table-cell table:number-columns-repeated="1024"/>
        </table:table-row>
        <table:table-row table:style-name="ro102">
          <table:table-cell table:number-columns-repeated="3"/>
          <table:table-cell table:formula="of:=[.D100]+1" office:value-type="float" office:value="93">
            <text:p>93</text:p>
          </table:table-cell>
          <table:table-cell table:style-name="ce4" table:formula="of:=[.D101]*[.$C$3]+[.$C$2]" office:value-type="float" office:value="93.014687499999994">
            <text:p>93.014687499999994</text:p>
          </table:table-cell>
          <table:table-cell/>
          <table:table-cell table:style-name="ce8" table:formula="of:=((([.$G$5]*[.E101])+[.$H$5])*[.E101]+[.$I$5])*[.E101]+[.$J$5]" office:value-type="float" office:value="165916.75182461343">
            <text:p>165916.75182461343</text:p>
          </table:table-cell>
          <table:table-cell table:style-name="ce9" table:formula="of:=((([.$F$4]*[.E101]+[.$G$4])*[.E101]+[.$H$4])*[.E101]+[.$I$4])*[.E101]" office:value-type="float" office:value="79214789.197572991">
            <text:p>79214789.197572991</text:p>
          </table:table-cell>
          <table:table-cell table:style-name="ce8" table:formula="of:=[.H101]-[.H100]" office:value-type="float" office:value="171744.59122541547">
            <text:p>171744.59122541547</text:p>
          </table:table-cell>
          <table:table-cell table:number-columns-repeated="1024"/>
        </table:table-row>
        <table:table-row table:style-name="ro103">
          <table:table-cell table:number-columns-repeated="3"/>
          <table:table-cell table:formula="of:=[.D101]+1" office:value-type="float" office:value="94">
            <text:p>94</text:p>
          </table:table-cell>
          <table:table-cell table:style-name="ce4" table:formula="of:=[.D102]*[.$C$3]+[.$C$2]" office:value-type="float" office:value="94.009791666666672">
            <text:p>94.009791666666672</text:p>
          </table:table-cell>
          <table:table-cell/>
          <table:table-cell table:style-name="ce8" table:formula="of:=((([.$G$5]*[.E102])+[.$H$5])*[.E102]+[.$I$5])*[.E102]+[.$J$5]" office:value-type="float" office:value="152348.06921156915">
            <text:p>152348.06921156915</text:p>
          </table:table-cell>
          <table:table-cell table:style-name="ce9" table:formula="of:=((([.$F$4]*[.E102]+[.$G$4])*[.E102]+[.$H$4])*[.E102]+[.$I$4])*[.E102]" office:value-type="float" office:value="79373171.678534731">
            <text:p>79373171.678534731</text:p>
          </table:table-cell>
          <table:table-cell table:style-name="ce8" table:formula="of:=[.H102]-[.H101]" office:value-type="float" office:value="158382.48096174002">
            <text:p>158382.48096174002</text:p>
          </table:table-cell>
          <table:table-cell table:number-columns-repeated="1024"/>
        </table:table-row>
        <table:table-row table:style-name="ro104">
          <table:table-cell table:number-columns-repeated="3"/>
          <table:table-cell table:formula="of:=[.D102]+1" office:value-type="float" office:value="95">
            <text:p>95</text:p>
          </table:table-cell>
          <table:table-cell table:style-name="ce4" table:formula="of:=[.D103]*[.$C$3]+[.$C$2]" office:value-type="float" office:value="95.004895833333336">
            <text:p>95.004895833333336</text:p>
          </table:table-cell>
          <table:table-cell/>
          <table:table-cell table:style-name="ce8" table:formula="of:=((([.$G$5]*[.E103])+[.$H$5])*[.E103]+[.$I$5])*[.E103]+[.$J$5]" office:value-type="float" office:value="138486.43552206689">
            <text:p>138486.43552206689</text:p>
          </table:table-cell>
          <table:table-cell table:style-name="ce9" table:formula="of:=((([.$F$4]*[.E103]+[.$G$4])*[.E103]+[.$H$4])*[.E103]+[.$I$4])*[.E103]" office:value-type="float" office:value="79517907.329833105">
            <text:p>79517907.329833105</text:p>
          </table:table-cell>
          <table:table-cell table:style-name="ce8" table:formula="of:=[.H103]-[.H102]" office:value-type="float" office:value="144735.65129837394">
            <text:p>144735.65129837394</text:p>
          </table:table-cell>
          <table:table-cell table:number-columns-repeated="1024"/>
        </table:table-row>
        <table:table-row table:style-name="ro105">
          <table:table-cell table:number-columns-repeated="3"/>
          <table:table-cell table:formula="of:=[.D103]+1" office:value-type="float" office:value="96">
            <text:p>96</text:p>
          </table:table-cell>
          <table:table-cell table:style-name="ce4" table:formula="of:=[.D104]*[.$C$3]+[.$C$2]" office:value-type="float" office:value="96">
            <text:p>96</text:p>
          </table:table-cell>
          <table:table-cell/>
          <table:table-cell table:style-name="ce8" table:formula="of:=((([.$G$5]*[.E104])+[.$H$5])*[.E104]+[.$I$5])*[.E104]+[.$J$5]" office:value-type="float" office:value="124318.18859999953">
            <text:p>124318.18859999953</text:p>
          </table:table-cell>
          <table:table-cell table:style-name="ce9" table:formula="of:=((([.$F$4]*[.E104]+[.$G$4])*[.E104]+[.$H$4])*[.E104]+[.$I$4])*[.E104]" office:value-type="float" office:value="79648697.836799979">
            <text:p>79648697.836799979</text:p>
          </table:table-cell>
          <table:table-cell table:style-name="ce8" table:formula="of:=[.H104]-[.H103]" office:value-type="float" office:value="130790.506966874">
            <text:p>130790.506966874</text:p>
          </table:table-cell>
          <table:table-cell table:number-columns-repeated="1024"/>
        </table:table-row>
        <table:table-row table:style-name="ro106">
          <table:table-cell table:number-columns-repeated="7"/>
          <table:table-cell table:style-name="ce10"/>
          <table:table-cell table:number-columns-repeated="1024"/>
        </table:table-row>
        <table:table-row table:style-name="ro107">
          <table:table-cell table:number-columns-repeated="7"/>
          <table:table-cell table:style-name="ce10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8" number:min-integer-digits="1"/>
    </number:number-style>
    <number:number-style style:name="NF10002">
      <number:number number:decimal-places="6" number:min-integer-digits="1"/>
    </number:number-style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7</meta:generator>
    <meta:initial-creator/>
    <meta:creation-date/>
    <meta:editing-cycles/>
    <meta:editing-duration/>
    <dc:date/>
    <dc:creator/>
    <meta:document-statistic/>
  </office:meta>
</office:document-meta>
</file>